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201cm"/>
    </style:style>
    <style:style style:name="Table1.B" style:family="table-column">
      <style:table-column-properties style:column-width="1.244cm"/>
    </style:style>
    <style:style style:name="Table1.C" style:family="table-column">
      <style:table-column-properties style:column-width="2.487cm"/>
    </style:style>
    <style:style style:name="Table1.D" style:family="table-column">
      <style:table-column-properties style:column-width="1.058cm"/>
    </style:style>
    <style:style style:name="Table1.E" style:family="table-column">
      <style:table-column-properties style:column-width="0.344cm"/>
    </style:style>
    <style:style style:name="Table1.F" style:family="table-column">
      <style:table-column-properties style:column-width="1.64cm"/>
    </style:style>
    <style:style style:name="Table1.G" style:family="table-column">
      <style:table-column-properties style:column-width="7.62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style:font-name="Liberation Sans" fo:font-size="12pt" style:font-size-asian="12pt" style:font-size-complex="12pt"/>
    </style:style>
    <style:style style:name="P3" style:family="paragraph" style:parent-style-name="Preformatted_20_Text">
      <style:text-properties style:font-name="Liberation Sans" fo:font-size="14pt" style:font-size-asian="14pt" style:font-size-complex="14pt"/>
    </style:style>
    <style:style style:name="P4" style:family="paragraph" style:parent-style-name="Preformatted_20_Text">
      <style:text-properties fo:font-size="12pt" style:font-size-asian="12pt" style:font-size-complex="12pt"/>
    </style:style>
    <style:style style:name="P5" style:family="paragraph" style:parent-style-name="Preformatted_20_Text">
      <style:text-properties fo:font-weight="normal" style:font-weight-asian="normal" style:font-weight-complex="normal"/>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Preformatted_20_Text">
      <style:paragraph-properties fo:break-before="page"/>
      <style:text-properties style:font-name="Liberation Sans" fo:font-size="12pt" style:font-size-asian="12pt" style:font-size-complex="12pt"/>
    </style:style>
    <style:style style:name="P9" style:family="paragraph" style:parent-style-name="Standard" style:list-style-name="L1"/>
    <style:style style:name="P10" style:family="paragraph" style:parent-style-name="Standard">
      <style:text-properties style:font-name="Liberation Sans" fo:font-weight="bold" style:font-weight-asian="bold" style:font-weight-complex="bold"/>
    </style:style>
    <style:style style:name="P11" style:family="paragraph" style:parent-style-name="Preformatted_20_Text" style:list-style-name="L2"/>
    <style:style style:name="P12" style:family="paragraph" style:parent-style-name="Preformatted_20_Text">
      <style:text-properties style:font-name="Liberation Sans" fo:font-size="12pt" fo:font-weight="bold" style:font-size-asian="12pt" style:font-weight-asian="bold" style:font-size-complex="12pt" style:font-weight-complex="bold"/>
    </style:style>
    <style:style style:name="P13" style:family="paragraph" style:parent-style-name="Preformatted_20_Text">
      <style:text-properties style:font-name="Liberation Serif" fo:font-size="12pt" fo:font-weight="normal" style:font-size-asian="12pt" style:font-weight-asian="normal" style:font-size-complex="12pt" style:font-weight-complex="normal"/>
    </style:style>
    <style:style style:name="P14" style:family="paragraph" style:parent-style-name="Preformatted_20_Text">
      <style:text-properties style:font-name="Liberation San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orm Statistics Viewer and rankweightDaemon Configuration Manual</text:p>
      <text:p text:style-name="Standard"/>
      <text:p text:style-name="Standard"/>
      <text:p text:style-name="P7">Statistics Viewer Configuration</text:p>
      <text:p text:style-name="Standard"/>
      <text:p text:style-name="P6">Setup File Requirements</text:p>
      <text:p text:style-name="Standard"/>
      <text:p text:style-name="Standard">There are two entries with the keyword <text:s/>“radar_stat” required in the FPA setup file. One must be in the “directories” block and point to the location of the SCIT files. The second must be in the “config_files” block and must point to the radar statistics configuration file to be used. If these entries are not defined the radar statistics viewer will not be made available for use. There are other entries that will be required if the MONITOR configuration is needed for the rankweightDaemon program (see below).</text:p>
      <text:p text:style-name="Standard"/>
      <text:p text:style-name="P6">Statistics Configuration File</text:p>
      <text:p text:style-name="Standard"/>
      <text:p text:style-name="Standard">The statistics configuration file is an XML file and the documentation for this is found below. <text:s/>There are three files provided, a template file (radarSTAT.template), a file for the Ontario SCIT files (radarSTAT.ONT) and one for Dave Patrick's development super SCIT files (radarSTAT.DEV). Many parameters that set up the look and operation of the statistics viewer and rankweightDaemon program are defined in this configuration file.</text:p>
      <text:p text:style-name="Standard"/>
      <text:p text:style-name="P7">rankweightDaemon Program</text:p>
      <text:p text:style-name="Standard"/>
      <text:p text:style-name="Standard">The rankweightDaemon program, found in the $FPA/sapp/misc/rankweight directory, monitors the SCIT directory and if a file is created or modified:</text:p>
      <text:p text:style-name="Standard"/>
      <text:list xml:id="list1806562321" text:style-name="L1">
        <text:list-item>
          <text:p text:style-name="P9">Recalculates the storm rank weight and the storm rank (if used) and creates forecasts of rank weight which are put into the SCIT file. Thus if a forecaster turns off an element such as MESO, this is the program which detects this and recalculates the weights and produces the forecasts. The trend forecasts can be done internally by the daemon or farmed out to an external process.</text:p>
        </text:list-item>
        <text:list-item>
          <text:p text:style-name="P9">Looks for the storm environment element 'sEnviron'. If present in the file no action is taken. If it does not exist it is added to the storm. The previous STAT file is scanned and if the storm exists in that file the environment is copied. If the storm does not exist or if the element is missing, the value 'default' is assigned.</text:p>
        </text:list-item>
      </text:list>
      <text:p text:style-name="Standard"/>
      <text:p text:style-name="Standard">This program runs in background as a daemon. My tests have shown that it does not have to be run as root as long as it has read and write permission for the SCIT file directory. Tests have also shown that the program will still run even after the session that starts it logs off. <text:s/>It has not been tested in an operational setting, so there may be unforeseen issues. The program generates a log file that normally only logs errors to prevent a growing file. If launched as root the log file will be found in “/var/log”. If not then it will be put into the first of the following locations available: “$FPA”, “$HOME” or “/tmp”.</text:p>
      <text:p text:style-name="Standard"/>
      <text:p text:style-name="Standard">The program can monitor files and directories and launch a program if all of the monitored files appear with the same time stamp. The MONITOR block must be defined in the configuration file.</text:p>
      <text:p text:style-name="Standard"/>
      <text:p text:style-name="Standard">To run the program: rankweightDaemon <text:s/>[debug] <text:s/>start|stop <text:s/>&lt;setup_file&gt;</text:p>
      <text:p text:style-name="Standard"/>
      <text:p text:style-name="Standard">where: debug = an optional parameter that will write all sorts of information to the log file</text:p>
      <text:p text:style-name="Standard"><text:soft-page-break/><text:tab/>start = start up the daemon</text:p>
      <text:p text:style-name="Standard"><text:tab/>stop = stop the daemon</text:p>
      <text:p text:style-name="Standard"><text:tab/>setup_file = the FPA setup file to use (required for both start and stop). Note that if not specified</text:p>
      <text:p text:style-name="Standard"><text:tab/><text:tab/><text:tab/>the default setup file will be used.</text:p>
      <text:p text:style-name="Standard"/>
      <text:p text:style-name="Standard">The program writes a file to the SCIT file directory containing the pid of the running process which is used by the stop command to determine which process to stop. The file is removed by the process when it stops.</text:p>
      <text:p text:style-name="Standard"/>
      <text:p text:style-name="P12">Configuration File</text:p>
      <text:p text:style-name="Preformatted_20_Text"/>
      <text:p text:style-name="P4">The configuration file is in XML format and must start with &lt;STATCONFIG&gt; and end with &lt;/STATCONFIG&gt; (see example below). Key words with preset values are shown in <text:span text:style-name="T1">bold</text:span>. The configuration file is also used by the rankweightDaemon program. Note that if the monitoring function is not used then the <text:span text:style-name="T1">MONITOR</text:span> block must not be included in the configuration file or rankweightDaemon will terminate with an error.</text:p>
      <text:p text:style-name="Preformatted_20_Tex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1">Block</text:p>
            </table:table-cell>
            <table:table-cell table:style-name="Table1.A1" table:number-columns-spanned="2" office:value-type="string">
              <text:p text:style-name="P1">Keys</text:p>
            </table:table-cell>
            <table:covered-table-cell/>
            <table:table-cell table:style-name="Table1.D1" table:number-columns-spanned="4" office:value-type="string">
              <text:p text:style-name="P1">Description or Sub-key / Description</text:p>
            </table:table-cell>
            <table:covered-table-cell/>
            <table:covered-table-cell/>
            <table:covered-table-cell/>
          </table:table-row>
        </table:table-header-rows>
        <table:table-row>
          <table:table-cell table:style-name="Table1.A2" office:value-type="string">
            <text:p text:style-name="P1">USER</text:p>
          </table:table-cell>
          <table:table-cell table:style-name="Table1.B2" table:number-columns-spanned="6" office:value-type="string">
            <text:p text:style-name="Preformatted_20_Text">For display elements that the user sees in the user interface.</text:p>
          </table:table-cell>
          <table:covered-table-cell/>
          <table:covered-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timeFormat</text:p>
          </table:table-cell>
          <table:covered-table-cell/>
          <table:table-cell table:style-name="Table1.B2" table:number-columns-spanned="4" office:value-type="string">
            <text:p text:style-name="Preformatted_20_Text">How the user sees the valid time of the SCIT table in strftime format. To see the options available for time formatting do a “man” on the strftime function.</text:p>
          </table: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labelAlignment</text:p>
          </table:table-cell>
          <table:covered-table-cell/>
          <table:table-cell table:style-name="Table1.B2" table:number-columns-spanned="4" office:value-type="string">
            <text:p text:style-name="Preformatted_20_Text">The alignment of the column labels. One of "<text:span text:style-name="T1">beginning</text:span>","<text:span text:style-name="T1">center</text:span>",or "<text:span text:style-name="T1">end</text:span>"</text:p>
          </table: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dataOffString</text:p>
          </table:table-cell>
          <table:covered-table-cell/>
          <table:table-cell table:style-name="Table1.B2" table:number-columns-spanned="4" office:value-type="string">
            <text:p text:style-name="Preformatted_20_Text">A string to display in a storm element cell when the data is turned off (set to not available).</text:p>
          </table: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minTrendTime</text:p>
          </table:table-cell>
          <table:covered-table-cell/>
          <table:table-cell table:style-name="Table1.B2" table:number-columns-spanned="4" office:value-type="string">
            <text:p text:style-name="Preformatted_20_Text">Minimum amount of time to display on the time axis (x-axis) of the trend graph (not including forecasts).</text:p>
          </table: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rankWeightHeight</text:p>
          </table:table-cell>
          <table:covered-table-cell/>
          <table:table-cell table:style-name="Table1.B2" table:number-columns-spanned="4" office:value-type="string">
            <text:p text:style-name="Preformatted_20_Text">Height of the rank weight trend graph in pixels. Default 200. Note that all of the other graphs are dynamically adjusted according to the size of the window.</text:p>
          </table: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rankWeightMinMax</text:p>
          </table:table-cell>
          <table:covered-table-cell/>
          <table:table-cell table:style-name="Table1.B2" table:number-columns-spanned="4" office:value-type="string">
            <text:p text:style-name="Preformatted_20_Text">The smallest maximum value that will be shown on the trend graph for rank weight. Default 10. Note that if the weight goes above this level the y-axis will be dynamically expanded.</text:p>
          </table: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rankWeightEditColor</text:p>
          </table:table-cell>
          <table:covered-table-cell/>
          <table:table-cell table:style-name="Table1.B2" table:number-columns-spanned="4" office:value-type="string">
            <text:p text:style-name="Preformatted_20_Text">The colour to display the forecast rank weight trend line when it is able to be modified by the forecaster.</text:p>
          </table: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timeDisplayCompress</text:p>
          </table:table-cell>
          <table:covered-table-cell/>
          <table:table-cell table:style-name="Table1.B2" table:number-columns-spanned="4" office:value-type="string">
            <text:p text:style-name="Preformatted_20_Text">In the storm rank weight trend graph display, time ranges above this value will increase the distance between time labels and introduce intermediate unlabelled grid lines. This is to avoid overlapping axis labels. Default 180 minutes.</text:p>
          </table:table-cell>
          <table:covered-table-cell/>
          <table:covered-table-cell/>
          <table:covered-table-cell/>
        </table:table-row>
        <table:table-row>
          <table:table-cell table:style-name="Table1.A2" office:value-type="string">
            <text:p text:style-name="P1">FILEINFO</text:p>
          </table:table-cell>
          <table:table-cell table:style-name="Table1.B2" table:number-columns-spanned="6" office:value-type="string">
            <text:p text:style-name="Preformatted_20_Text">Information associated with searching for and displaying statistic files.</text:p>
          </table:table-cell>
          <table:covered-table-cell/>
          <table:covered-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fileNameMask</text:p>
          </table:table-cell>
          <table:covered-table-cell/>
          <table:table-cell table:style-name="Table1.B2" table:number-columns-spanned="4" office:value-type="string">
            <text:p text:style-name="Preformatted_20_Text">How to do a search and get a list of SCIT files. <text:s/>A dot '.' will accept any character. Anything else is taken as literal. Thus “..AB” will return files with any characters in the first two positions and AB in the last two. In the case of SCIT files the dots are usually in place of the time part of the file name.</text:p>
          </table: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fileTimeMask</text:p>
          </table:table-cell>
          <table:covered-table-cell/>
          <table:table-cell table:style-name="Table1.B2" table:number-columns-spanned="4" office:value-type="string">
            <text:p text:style-name="Preformatted_20_Text">How to construct the file name with the time, for example %Y%m%d%H%M_SCIT. The time is specified as per the requirements of the strftime function (see man strftime).</text:p>
          </table:table-cell>
          <table:covered-table-cell/>
          <table:covered-table-cell/>
          <table:covered-table-cell/>
        </table:table-row>
        <text:soft-page-break/>
        <table:table-row>
          <table:table-cell table:style-name="Table1.A2" office:value-type="string">
            <text:p text:style-name="Preformatted_20_Text"/>
          </table:table-cell>
          <table:table-cell table:style-name="Table1.A2" table:number-columns-spanned="2" office:value-type="string">
            <text:p text:style-name="P1">fileTime</text:p>
          </table:table-cell>
          <table:covered-table-cell/>
          <table:table-cell table:style-name="Table1.B2" table:number-columns-spanned="4" office:value-type="string">
            <text:p text:style-name="Preformatted_20_Text">The format of the valid time inside of the file (see man strftime)</text:p>
          </table: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maxTimeDiff</text:p>
          </table:table-cell>
          <table:covered-table-cell/>
          <table:table-cell table:style-name="Table1.B2" table:number-columns-spanned="4" office:value-type="string">
            <text:p text:style-name="Preformatted_20_Text">The maximum difference, in minutes, between the current SCIT file and the previous SCIT file used to determine if a storm is new. If the previous file is older than this we cannot be sure that the storm is actually new.</text:p>
          </table: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timeInterval</text:p>
          </table:table-cell>
          <table:covered-table-cell/>
          <table:table-cell table:style-name="Table1.B2" table:number-columns-spanned="4" office:value-type="string">
            <text:p text:style-name="Preformatted_20_Text">How many minutes between SCIT files. Default 10 minutes.</text:p>
          </table: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ForecastProgram</text:p>
          </table:table-cell>
          <table:covered-table-cell/>
          <table:table-cell table:style-name="Table1.B2" table:number-columns-spanned="4" office:value-type="string">
            <text:p text:style-name="Preformatted_20_Text">The program to run to generate trend forecasts of any of the elements. Since a program may require key words in its run string the special keys [infile] and [outfile] are used and are substituted for the the actual file names that the STAT file display program needs. For example if the program is "generate" and it requires the keys -i for input and -o for output the line would be:</text:p>
            <text:p text:style-name="Preformatted_20_Text"/>
            <text:p text:style-name="Preformatted_20_Text">&lt;forecastProgram&gt;generate -i [infile] -o [outfile]&lt;/forecastProgram&gt;</text:p>
            <text:p text:style-name="Preformatted_20_Text"/>
            <text:p text:style-name="Preformatted_20_Text">The default is to use the internal least square fitting functions. See below for a discussion of the [infile] and [outfile] formats.</text:p>
          </table: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numForecasts</text:p>
          </table:table-cell>
          <table:covered-table-cell/>
          <table:table-cell table:style-name="Table1.B2" table:number-columns-spanned="4" office:value-type="string">
            <text:p text:style-name="Preformatted_20_Text">How many forecasts to create. Default 3.</text:p>
          </table: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numDataPoints</text:p>
          </table:table-cell>
          <table:covered-table-cell/>
          <table:table-cell table:style-name="Table1.B2" table:number-columns-spanned="4" office:value-type="string">
            <text:p text:style-name="Preformatted_20_Text">How many data points to use in creating the forecasts. Default 3.</text:p>
          </table: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rankWeightElementId</text:p>
          </table:table-cell>
          <table:covered-table-cell/>
          <table:table-cell table:style-name="Table1.B2" table:number-columns-spanned="4" office:value-type="string">
            <text:p text:style-name="Preformatted_20_Text">The element identifier for the rank weight element. <text:s/>In Dave Patrick's development version this is “RankWeight” and in the Ontario URP it is “RANK”. Needed so that the program knows which element to use for the weights. This is also used to create the forecast weight element identifiers. Default "RankWeight".</text:p>
          </table: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rankElementId</text:p>
          </table:table-cell>
          <table:covered-table-cell/>
          <table:table-cell table:style-name="Table1.B2" table:number-columns-spanned="4" office:value-type="string">
            <text:p text:style-name="Preformatted_20_Text">If there is a "Rank" element defined in the SCIT file the identifier is specified here. If not then enter "None". If specified the rank element will be modified if the rank weight is changed. Default is none.</text:p>
          </table: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trendProgram</text:p>
          </table:table-cell>
          <table:covered-table-cell/>
          <table:table-cell table:style-name="Table1.B2" table:number-columns-spanned="4" office:value-type="string">
            <text:p text:style-name="Preformatted_20_Text">Optional. An external program that is used to calculate forecast trend values for storm elements and for storm rank weight. If not specified the internal functions will be used. The specification is:</text:p>
            <text:p text:style-name="Preformatted_20_Text"><text:tab/><text:tab/><text:tab/><text:tab/> <text:s text:c="2"/></text:p>
            <text:p text:style-name="Preformatted_20_Text">programName [infile] [outfile] [logfile]</text:p>
            <text:p text:style-name="Preformatted_20_Text"/>
            <text:p text:style-name="Preformatted_20_Text">where: programName = the name of the external program. It can also be</text:p>
            <text:p text:style-name="Preformatted_20_Text"><text:s text:c="39"/>"default" (without the quotes), and this will use</text:p>
            <text:p text:style-name="Preformatted_20_Text"><text:s text:c="39"/>the internal functions.</text:p>
            <text:p text:style-name="Preformatted_20_Text"><text:s text:c="12"/>[infile] = the input data file to the program</text:p>
            <text:p text:style-name="Preformatted_20_Text"><text:s text:c="12"/>[outfile] = the output file from the program</text:p>
            <text:p text:style-name="Preformatted_20_Text"><text:s text:c="12"/>[logfile] = a file that can be used for log output. This is set to dash</text:p>
            <text:p text:style-name="Preformatted_20_Text"><text:s text:c="30"/>"-" by aurora when in interactive mode meaning use</text:p>
            <text:p text:style-name="Preformatted_20_Text"><text:s text:c="31"/>stdout (or the program can use it own log file).</text:p>
            <text:p text:style-name="Preformatted_20_Text"/>
            <text:p text:style-name="Preformatted_20_Text">Note that the order of the keywords does not matter and that the program could include run time keys if required, for example:</text:p>
            <text:p text:style-name="Preformatted_20_Text"><text:s text:c="5"/>"trend_forecast -l [logfile] -i [infile] -o [outfile]"</text:p>
          </table: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trendProgramTimeout</text:p>
          </table:table-cell>
          <table:covered-table-cell/>
          <table:table-cell table:style-name="Table1.B2" table:number-columns-spanned="4" office:value-type="string">
            <text:p text:style-name="Preformatted_20_Text">After this time, in decimal seconds, if the trendProgram has not produced output it will be considered to have failed and the calling program will continue.</text:p>
          </table:table-cell>
          <table:covered-table-cell/>
          <table:covered-table-cell/>
          <table:covered-table-cell/>
        </table:table-row>
        <table:table-row>
          <table:table-cell table:style-name="Table1.A2" office:value-type="string">
            <text:p text:style-name="P1">THRESHOLD</text:p>
          </table:table-cell>
          <table:table-cell table:style-name="Table1.B2" table:number-columns-spanned="6" office:value-type="string">
            <text:p text:style-name="Preformatted_20_Text">Sets the colours used to identify the various thresholds. Each key has two sub-keys <text:span text:style-name="T1">foreground</text:span> and <text:span text:style-name="T1">background</text:span> that set the appropriate colours. Both <text:span text:style-name="T1">foreground</text:span> and <text:span text:style-name="T1">background</text:span> are needed to provide the required amount of visibility in the element cell.</text:p>
          </table:table-cell>
          <table:covered-table-cell/>
          <table:covered-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newStorm</text:p>
          </table:table-cell>
          <table:covered-table-cell/>
          <table:table-cell table:style-name="Table1.B2" table:number-columns-spanned="4" office:value-type="string">
            <text:p text:style-name="Preformatted_20_Text">The <text:span text:style-name="T1">foreground</text:span> and <text:span text:style-name="T1">background</text:span> colours to use to identify when a new <text:soft-page-break/>storm has appeared in the table.</text:p>
          </table: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level1</text:p>
          </table:table-cell>
          <table:covered-table-cell/>
          <table:table-cell table:style-name="Table1.B2" table:number-columns-spanned="4" office:value-type="string">
            <text:p text:style-name="Preformatted_20_Text">The <text:span text:style-name="T1">foreground</text:span> and <text:span text:style-name="T1">background</text:span> colours to use threshold level 1.</text:p>
          </table: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level2</text:p>
          </table:table-cell>
          <table:covered-table-cell/>
          <table:table-cell table:style-name="Table1.B2" table:number-columns-spanned="4" office:value-type="string">
            <text:p text:style-name="Preformatted_20_Text">The <text:span text:style-name="T1">foreground</text:span> and <text:span text:style-name="T1">background</text:span> colours to use threshold level 2.</text:p>
          </table: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level3</text:p>
          </table:table-cell>
          <table:covered-table-cell/>
          <table:table-cell table:style-name="Table1.B2" table:number-columns-spanned="4" office:value-type="string">
            <text:p text:style-name="Preformatted_20_Text">The <text:span text:style-name="T1">foreground</text:span> and <text:span text:style-name="T1">background</text:span> colours to use threshold level 3.</text:p>
          </table: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level4</text:p>
          </table:table-cell>
          <table:covered-table-cell/>
          <table:table-cell table:style-name="Table1.B2" table:number-columns-spanned="4" office:value-type="string">
            <text:p text:style-name="Preformatted_20_Text">The <text:span text:style-name="T1">foreground</text:span> and <text:span text:style-name="T1">background</text:span> colours to use threshold level 4. Note that level 4 is not normally defined but the colour should still be set here just in case.</text:p>
          </table:table-cell>
          <table:covered-table-cell/>
          <table:covered-table-cell/>
          <table:covered-table-cell/>
        </table:table-row>
        <table:table-row>
          <table:table-cell table:style-name="Table1.A2" office:value-type="string">
            <text:p text:style-name="P1">ENVIRONMENTS</text:p>
          </table:table-cell>
          <table:table-cell table:style-name="Table1.B2" table:number-columns-spanned="6" office:value-type="string">
            <text:p text:style-name="P5">Defines a set of storm environments which define severe thresholds for various storm types. The environment identifier is used as the first xml key under ENVIRONMENTS. <text:s/>This identifier is appended to a "thresholds" id in a element definition. If the identifier is "supercell" then there should be a &lt;thresholds.supercell&gt; entry for each element. See the description under <text:span text:style-name="T1">ELEMENTS</text:span>.</text:p>
          </table:table-cell>
          <table:covered-table-cell/>
          <table:covered-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lt;<text:span text:style-name="T2">environmentID</text:span>&gt;</text:p>
          </table:table-cell>
          <table:covered-table-cell/>
          <table:table-cell table:style-name="Table1.B2" table:number-columns-spanned="4" office:value-type="string">
            <text:p text:style-name="Preformatted_20_Text">The key word that identifies the environment and that is appended to the “thresholds” id.</text:p>
          </table: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
          </table:table-cell>
          <table:covered-table-cell/>
          <table:table-cell table:style-name="Table1.A2" table:number-columns-spanned="2" office:value-type="string">
            <text:p text:style-name="P1">label</text:p>
          </table:table-cell>
          <table:covered-table-cell/>
          <table:table-cell table:style-name="Table1.B2" table:number-columns-spanned="2" office:value-type="string">
            <text:p text:style-name="Preformatted_20_Text">This is what the forecaster will see as the storm environment label in the viewer.</text:p>
          </table:table-cell>
          <table:covered-table-cell/>
        </table:table-row>
        <table:table-row>
          <table:table-cell table:style-name="Table1.A2" office:value-type="string">
            <text:p text:style-name="P1">ELEMENTS</text:p>
          </table:table-cell>
          <table:table-cell table:style-name="Table1.B2" table:number-columns-spanned="6" office:value-type="string">
            <text:p text:style-name="Preformatted_20_Text">Sets configuration information on a per-element basis.</text:p>
          </table:table-cell>
          <table:covered-table-cell/>
          <table:covered-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reformatted_20_Text">&lt;elementID&gt;</text:p>
          </table:table-cell>
          <table:covered-table-cell/>
          <table:table-cell table:style-name="Table1.B2" table:number-columns-spanned="4" office:value-type="string">
            <text:p text:style-name="Preformatted_20_Text">The element identifier as found in the STAT (SCIT) file.</text:p>
          </table: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reformatted_20_Text"/>
          </table:table-cell>
          <table:covered-table-cell/>
          <table:table-cell table:style-name="Table1.A2" table:number-columns-spanned="3" office:value-type="string">
            <text:p text:style-name="P1">label</text:p>
          </table:table-cell>
          <table:covered-table-cell/>
          <table:covered-table-cell/>
          <table:table-cell table:style-name="Table1.B2" office:value-type="string">
            <text:p text:style-name="Preformatted_20_Text">This is what the user will see as a column header. Use "\n" to indicate a new line and create a multi-line label. For example: Rank\nWeight.</text:p>
          </table:table-cell>
        </table:table-row>
        <table:table-row>
          <table:table-cell table:style-name="Table1.A2" office:value-type="string">
            <text:p text:style-name="Preformatted_20_Text"/>
          </table:table-cell>
          <table:table-cell table:style-name="Table1.A2" table:number-columns-spanned="2" office:value-type="string">
            <text:p text:style-name="Preformatted_20_Text"/>
          </table:table-cell>
          <table:covered-table-cell/>
          <table:table-cell table:style-name="Table1.A2" table:number-columns-spanned="3" office:value-type="string">
            <text:p text:style-name="P1">dataAlign</text:p>
          </table:table-cell>
          <table:covered-table-cell/>
          <table:covered-table-cell/>
          <table:table-cell table:style-name="Table1.B2" office:value-type="string">
            <text:p text:style-name="Preformatted_20_Text">The alignment of the data within the cell. One of "<text:span text:style-name="T1">beginning</text:span>","<text:span text:style-name="T1">center</text:span>" or "<text:span text:style-name="T1">end</text:span>".</text:p>
          </table:table-cell>
        </table:table-row>
        <table:table-row>
          <table:table-cell table:style-name="Table1.A2" office:value-type="string">
            <text:p text:style-name="Preformatted_20_Text"/>
          </table:table-cell>
          <table:table-cell table:style-name="Table1.A2" table:number-columns-spanned="2" office:value-type="string">
            <text:p text:style-name="Preformatted_20_Text"/>
          </table:table-cell>
          <table:covered-table-cell/>
          <table:table-cell table:style-name="Table1.A2" table:number-columns-spanned="3" office:value-type="string">
            <text:p text:style-name="P1">dataType</text:p>
          </table:table-cell>
          <table:covered-table-cell/>
          <table:covered-table-cell/>
          <table:table-cell table:style-name="Table1.B2" office:value-type="string">
            <text:p text:style-name="Preformatted_20_Text">One of "<text:span text:style-name="T1">none</text:span>","<text:span text:style-name="T1">string</text:span>","<text:span text:style-name="T1">int</text:span>","<text:span text:style-name="T1">float</text:span>" or "<text:span text:style-name="T1">abs</text:span>". "<text:span text:style-name="T1">none</text:span>" means to ignore the element, "<text:span text:style-name="T1">abs</text:span>" means to compare against the threshold using absolute value.</text:p>
          </table:table-cell>
        </table:table-row>
        <table:table-row>
          <table:table-cell table:style-name="Table1.A2" office:value-type="string">
            <text:p text:style-name="Preformatted_20_Text"/>
          </table:table-cell>
          <table:table-cell table:style-name="Table1.A2" table:number-columns-spanned="2" office:value-type="string">
            <text:p text:style-name="Preformatted_20_Text"/>
          </table:table-cell>
          <table:covered-table-cell/>
          <table:table-cell table:style-name="Table1.A2" table:number-columns-spanned="3" office:value-type="string">
            <text:p text:style-name="P1">sortOrder</text:p>
          </table:table-cell>
          <table:covered-table-cell/>
          <table:covered-table-cell/>
          <table:table-cell table:style-name="Table1.B2" office:value-type="string">
            <text:p text:style-name="Preformatted_20_Text">Optional. The sort order of the data element. <text:s/>One of "<text:span text:style-name="T1">ascending</text:span>" or "<text:span text:style-name="T1">descending</text:span>". Default "<text:span text:style-name="T1">descending</text:span>".</text:p>
          </table:table-cell>
        </table:table-row>
        <table:table-row>
          <table:table-cell table:style-name="Table1.A2" office:value-type="string">
            <text:p text:style-name="Preformatted_20_Text"/>
          </table:table-cell>
          <table:table-cell table:style-name="Table1.A2" table:number-columns-spanned="2" office:value-type="string">
            <text:p text:style-name="Preformatted_20_Text"/>
          </table:table-cell>
          <table:covered-table-cell/>
          <table:table-cell table:style-name="Table1.A2" table:number-columns-spanned="3" office:value-type="string">
            <text:p text:style-name="P1">trendLine</text:p>
          </table:table-cell>
          <table:covered-table-cell/>
          <table:covered-table-cell/>
          <table:table-cell table:style-name="Table1.B2" office:value-type="string">
            <text:p text:style-name="Preformatted_20_Text">The colour and line style of the line that is displayed in the element trend graph as a comma separated triple of colour, data line style, forecast line style. The colour must be a valid X colour name and the line style one of: <text:span text:style-name="T1">SOLID</text:span>, <text:span text:style-name="T1">DOTTED</text:span> or <text:span text:style-name="T1">WIDEDOT</text:span>. Example: "red,SOLID,DOTTED". Default "white,SOLID,SOLID".</text:p>
          </table:table-cell>
        </table:table-row>
        <table:table-row>
          <table:table-cell table:style-name="Table1.A2" office:value-type="string">
            <text:p text:style-name="Preformatted_20_Text"/>
          </table:table-cell>
          <table:table-cell table:style-name="Table1.A2" table:number-columns-spanned="2" office:value-type="string">
            <text:p text:style-name="Preformatted_20_Text"/>
          </table:table-cell>
          <table:covered-table-cell/>
          <table:table-cell table:style-name="Table1.A2" table:number-columns-spanned="3" office:value-type="string">
            <text:p text:style-name="P1">editable</text:p>
          </table:table-cell>
          <table:covered-table-cell/>
          <table:covered-table-cell/>
          <table:table-cell table:style-name="Table1.B2" office:value-type="string">
            <text:p text:style-name="Preformatted_20_Text">Optional. Is editing of the element allowed? <text:span text:style-name="T1">yes</text:span> or <text:span text:style-name="T1">no</text:span> (default <text:span text:style-name="T1">yes</text:span>).</text:p>
          </table:table-cell>
        </table:table-row>
        <table:table-row>
          <table:table-cell table:style-name="Table1.A2" office:value-type="string">
            <text:p text:style-name="Preformatted_20_Text"/>
          </table:table-cell>
          <table:table-cell table:style-name="Table1.A2" table:number-columns-spanned="2" office:value-type="string">
            <text:p text:style-name="Preformatted_20_Text"/>
          </table:table-cell>
          <table:covered-table-cell/>
          <table:table-cell table:style-name="Table1.A2" table:number-columns-spanned="3" office:value-type="string">
            <text:p text:style-name="P1">thresholds</text:p>
          </table:table-cell>
          <table:covered-table-cell/>
          <table:covered-table-cell/>
          <table:table-cell table:style-name="Table1.B2" office:value-type="string">
            <text:p text:style-name="Preformatted_20_Text">Optional. There are two possible forms: </text:p>
            <text:list xml:id="list1974407822" text:style-name="L2">
              <text:list-item>
                <text:p text:style-name="P11">The name of another element whose thresholds are to be used. This is normally used for synthetic elements like forecast rank weights. <text:s/></text:p>
              </text:list-item>
              <text:list-item>
                <text:p text:style-name="P11">Threshold levels (maximum 4) for the element used to override threshold settings in the SCIT file. The entry is a comma separated list of values starting with level 1. The entry &lt;<text:span text:style-name="T1">thresholds</text:span>&gt;5,10,20&lt;/<text:span text:style-name="T1">thresholds</text:span>&gt; would set the level1 threshold at 5, level2 at 10 <text:soft-page-break/>and level3 at 20 with no level4 specified.</text:p>
              </text:list-item>
            </text:list>
          </table:table-cell>
        </table:table-row>
        <table:table-row>
          <table:table-cell table:style-name="Table1.A2" office:value-type="string">
            <text:p text:style-name="Preformatted_20_Text"/>
          </table:table-cell>
          <table:table-cell table:style-name="Table1.A2" table:number-columns-spanned="2" office:value-type="string">
            <text:p text:style-name="Preformatted_20_Text"/>
          </table:table-cell>
          <table:covered-table-cell/>
          <table:table-cell table:style-name="Table1.A2" table:number-columns-spanned="3" office:value-type="string">
            <text:p text:style-name="P1">flagSevere</text:p>
          </table:table-cell>
          <table:covered-table-cell/>
          <table:covered-table-cell/>
          <table:table-cell table:style-name="Table1.B2" office:value-type="string">
            <text:p text:style-name="Preformatted_20_Text">Optional. Show if the trend of the element will reach the severe level. <text:s/>Value of '<text:span text:style-name="T1">yes</text:span>' or '<text:span text:style-name="T1">no</text:span>'. Does not apply to elements of dataType "string". <text:s/>Default is <text:span text:style-name="T1">yes.</text:span></text:p>
          </table:table-cell>
        </table:table-row>
        <table:table-row>
          <table:table-cell table:style-name="Table1.A2" office:value-type="string">
            <text:p text:style-name="Preformatted_20_Text"/>
          </table:table-cell>
          <table:table-cell table:style-name="Table1.A2" table:number-columns-spanned="2" office:value-type="string">
            <text:p text:style-name="Preformatted_20_Text"/>
          </table:table-cell>
          <table:covered-table-cell/>
          <table:table-cell table:style-name="Table1.A2" table:number-columns-spanned="3" office:value-type="string">
            <text:p text:style-name="P1">rankWeightCalc</text:p>
          </table:table-cell>
          <table:covered-table-cell/>
          <table:covered-table-cell/>
          <table:table-cell table:style-name="Table1.B2" office:value-type="string">
            <text:p text:style-name="Preformatted_20_Text">Optional. If this element is used for rank weight calculation this entry must be a series of 3 to 6 comma separated numbers, a,b,c,d,m,f to satisfy the equation (a*(m*x)^4 + b*(m*x)^3 + c*(m*x)^2 + d*(m*x)) * f. If the list is 5 numbers then the equation is assumed to start at the third power and if the list is 4 numbers the equation is assumed to start at the second power and if 3 numbers it is assumed to start at d*(m*x).</text:p>
          </table:table-cell>
        </table:table-row>
        <table:table-row>
          <table:table-cell table:style-name="Table1.A2" office:value-type="string">
            <text:p text:style-name="P1">VIEWS</text:p>
          </table:table-cell>
          <table:table-cell table:style-name="Table1.B2" table:number-columns-spanned="6" office:value-type="string">
            <text:p text:style-name="Preformatted_20_Text">These are optional lists of elements that can be selected. Used to reorder the elements or to reduce the number of elements being displayed.</text:p>
          </table:table-cell>
          <table:covered-table-cell/>
          <table:covered-table-cell/>
          <table:covered-table-cell/>
          <table:covered-table-cell/>
          <table:covered-table-cell/>
        </table:table-row>
        <table:table-row>
          <table:table-cell table:style-name="Table1.A2" office:value-type="string">
            <text:p text:style-name="Preformatted_20_Text"/>
          </table:table-cell>
          <table:table-cell table:style-name="Table1.A2" office:value-type="string">
            <text:p text:style-name="P1">VIEW</text:p>
          </table:table-cell>
          <table:table-cell table:style-name="Table1.B2" table:number-columns-spanned="5" office:value-type="string">
            <text:p text:style-name="Preformatted_20_Text">The label shown to the user in the View pull-down is set as a property of this keyword as in <text:span text:style-name="T1">label</text:span>=”Example List”. The default view is normally the entire list of elements in the order defined in this configuration file. This can be overridden by defining a view with <text:span text:style-name="T1">label</text:span>="<text:span text:style-name="T1">default</text:span>".</text:p>
          </table:table-cell>
          <table:covered-table-cell/>
          <table:covered-table-cell/>
          <table:covered-table-cell/>
          <table:covered-table-cell/>
        </table:table-row>
        <table:table-row>
          <table:table-cell table:style-name="Table1.A2" office:value-type="string">
            <text:p text:style-name="Preformatted_20_Text"/>
          </table:table-cell>
          <table:table-cell table:style-name="Table1.A2" office:value-type="string">
            <text:p text:style-name="Preformatted_20_Text"/>
          </table:table-cell>
          <table:table-cell table:style-name="Table1.A2" table:number-columns-spanned="4" office:value-type="string">
            <text:p text:style-name="P1">element</text:p>
          </table:table-cell>
          <table:covered-table-cell/>
          <table:covered-table-cell/>
          <table:covered-table-cell/>
          <table:table-cell table:style-name="Table1.B2" office:value-type="string">
            <text:p text:style-name="Preformatted_20_Text">Each element to be included in the list is given as &lt;<text:span text:style-name="T1">element</text:span>&gt;element_id&lt;/<text:span text:style-name="T1">element</text:span>&gt; where element_id is the element identifier as found in the SCIT file.</text:p>
          </table:table-cell>
        </table:table-row>
        <table:table-row>
          <table:table-cell table:style-name="Table1.A2" office:value-type="string">
            <text:p text:style-name="P1">ACTIONS</text:p>
          </table:table-cell>
          <table:table-cell table:style-name="Table1.B2" table:number-columns-spanned="6" office:value-type="string">
            <text:p text:style-name="Preformatted_20_Text">When certain actions occur the items in this block will react.</text:p>
          </table:table-cell>
          <table:covered-table-cell/>
          <table:covered-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5" office:value-type="string">
            <text:p text:style-name="P1">rankWeightForecastModifyProgram</text:p>
          </table:table-cell>
          <table:covered-table-cell/>
          <table:covered-table-cell/>
          <table:covered-table-cell/>
          <table:covered-table-cell/>
          <table:table-cell table:style-name="Table1.B2" office:value-type="string">
            <text:p text:style-name="Preformatted_20_Text">When rank weight forecasts are manually modified and saved the rankweightDaemon program will run the specified program. The program key may optionally contain the key word "[logfile]" which will be replaced by the name of the log file used by rankweightDaemon. It can also contain the key word "[files]" which will be replaced by a comma separated list of files with modified rank weights.</text:p>
          </table:table-cell>
        </table:table-row>
        <table:table-row>
          <table:table-cell table:style-name="Table1.A2" office:value-type="string">
            <text:p text:style-name="P1">MONITOR</text:p>
          </table:table-cell>
          <table:table-cell table:style-name="Table1.B2" table:number-columns-spanned="6" office:value-type="string">
            <text:p text:style-name="Preformatted_20_Text">Information used to monitor directories and files from URP. <text:s/>When all files arrive with the same valid time a program is run. The property "<text:span text:style-name="T1">program</text:span>" holds the name of the program to run. It may contain time macros as per the strftime function which will be replaced by the appropriate times. It may also contain the special key word "<text:span text:style-name="T1">%log</text:span>" which will be replaced by the path of the log file used by the monitor program. It must be opened in append mode, written to and then closed. Example <text:span text:style-name="T1">program</text:span>="tracker -t %Y%m%d%H%M -l <text:span text:style-name="T1">%log</text:span>" where, in this example, the program “tracker” has command line arguments -t and -l to input time and log information.</text:p>
          </table:table-cell>
          <table:covered-table-cell/>
          <table:covered-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1">DIR</text:p>
          </table:table-cell>
          <table:covered-table-cell/>
          <table:table-cell table:style-name="Table1.B2" table:number-columns-spanned="4" office:value-type="string">
            <text:p text:style-name="Preformatted_20_Text">The directory to monitor with the directory given by the "<text:span text:style-name="T1">keyword</text:span>" property. The property must be a directory key word that is included in the setup file directories block and associated with the directory to be monitored.</text:p>
          </table:table-cell>
          <table:covered-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reformatted_20_Text"/>
          </table:table-cell>
          <table:covered-table-cell/>
          <table:table-cell table:style-name="Table1.A2" office:value-type="string">
            <text:p text:style-name="P1">FILE</text:p>
          </table:table-cell>
          <table:table-cell table:style-name="Table1.B2" table:number-columns-spanned="3" office:value-type="string">
            <text:p text:style-name="Preformatted_20_Text">Masking information that defines the file to be monitored and how the time is encoded into the file name.</text:p>
          </table:table-cell>
          <table:covered-table-cell/>
          <table:covered-table-cell/>
        </table:table-row>
        <table:table-row>
          <table:table-cell table:style-name="Table1.A2" office:value-type="string">
            <text:p text:style-name="Preformatted_20_Text"/>
          </table:table-cell>
          <table:table-cell table:style-name="Table1.A2" table:number-columns-spanned="2" office:value-type="string">
            <text:p text:style-name="Preformatted_20_Text"/>
          </table:table-cell>
          <table:covered-table-cell/>
          <table:table-cell table:style-name="Table1.A2" office:value-type="string">
            <text:p text:style-name="Preformatted_20_Text"/>
          </table:table-cell>
          <table:table-cell table:style-name="Table1.A2" table:number-columns-spanned="2" office:value-type="string">
            <text:p text:style-name="P1">nameMask</text:p>
          </table:table-cell>
          <table:covered-table-cell/>
          <table:table-cell table:style-name="Table1.B2" office:value-type="string">
            <text:p text:style-name="Preformatted_20_Text">How to do a search and get a list of the files of interest. <text:s/>A dot '.' means accept any character. Anything else is taken as literal.</text:p>
          </table:table-cell>
        </table:table-row>
        <table:table-row>
          <table:table-cell table:style-name="Table1.A2" office:value-type="string">
            <text:p text:style-name="Preformatted_20_Text"/>
          </table:table-cell>
          <table:table-cell table:style-name="Table1.A2" table:number-columns-spanned="2" office:value-type="string">
            <text:p text:style-name="Preformatted_20_Text"/>
          </table:table-cell>
          <table:covered-table-cell/>
          <table:table-cell table:style-name="Table1.A2" office:value-type="string">
            <text:p text:style-name="Preformatted_20_Text"/>
          </table:table-cell>
          <table:table-cell table:style-name="Table1.A2" table:number-columns-spanned="2" office:value-type="string">
            <text:p text:style-name="P1">timeMask</text:p>
          </table:table-cell>
          <table:covered-table-cell/>
          <table:table-cell table:style-name="Table1.B2" office:value-type="string">
            <text:p text:style-name="Preformatted_20_Text">How to construct the file name with the time. The time is specified as per the requirements of the strftime function (man strftime).</text:p>
          </table:table-cell>
        </table:table-row>
      </table:table>
      <text:p text:style-name="Preformatted_20_Text"><text:soft-page-break/></text:p>
      <text:p text:style-name="Preformatted_20_Text"/>
      <text:p text:style-name="P12">External Forecast Program</text:p>
      <text:p text:style-name="P2"/>
      <text:p text:style-name="P13">An external program can be used to calculate forecast trends for both storm elements and for rank weights. If the [logfile] entry in the configuration file is used and it is not a dash, this normally means that the program is being called by the rankweightDaemon and stdout and stderr are not defined. If using the daemon's log file the program must open the file in append mode, write a message and then close the file.</text:p>
      <text:p text:style-name="P13"/>
      <text:p text:style-name="P13">Input files are in xml format and the root node can have one of two names: “ElementForecast” and “RankWeightForecast”. The difference is that the ElementForecast requires that every element given in the file have a forecast trend produced, while the RankWeightForecast requires that a trend be produced only for rank weight. Since there is no way of knowing in advance what will be required for forecasting rank weight trends, the history of all of the elements that are used to calculate rank weight are given in the file but are not themselves expected to have a trend output.</text:p>
      <text:p text:style-name="P13"/>
      <text:p text:style-name="P12">RankWeightForecast Input File Example</text:p>
      <text:p text:style-name="P13"/>
      <text:p text:style-name="P13">&lt;?xml version="1.0" encoding="ISO-8859-1"?&gt;</text:p>
      <text:p text:style-name="P13">&lt;RankWeightForecast&gt;</text:p>
      <text:p text:style-name="P13"><text:tab/>&lt;VALIDTIME&gt;201307312210&lt;/VALIDTIME&gt;</text:p>
      <text:p text:style-name="P13"><text:s text:c="2"/><text:tab/>&lt;NFORECASTS&gt;3&lt;/NFORECASTS&gt;</text:p>
      <text:p text:style-name="P13"><text:s text:c="2"/><text:tab/>&lt;TIMEINTERVAL&gt;10&lt;/TIMEINTERVAL&gt;</text:p>
      <text:p text:style-name="P13"><text:s text:c="2"/><text:tab/>&lt;STORM sNumber="306"&gt;</text:p>
      <text:p text:style-name="P13"><text:s text:c="4"/><text:tab/><text:tab/>&lt;NTIMES&gt;12&lt;/NTIMES&gt;</text:p>
      <text:p text:style-name="P13"><text:s text:c="4"/><text:tab/><text:tab/>&lt;TIMEDELTA&gt;0,-10,-20,-30,-40,-50,-60,-70,-80,-100,-110,-120,&lt;/TIMEDELTA&gt;</text:p>
      <text:p text:style-name="P13"><text:s text:c="4"/><text:tab/><text:tab/>&lt;RankWeight&gt;4.07563,3.6,3.8,3.6,2.8,1.9,2.4,3,2.9,3,3.6,2.6,&lt;/RankWeight&gt;</text:p>
      <text:p text:style-name="P13"><text:s text:c="4"/><text:tab/><text:tab/>&lt;Meso_alert&gt;N/A,N/A,N/A,N/A,N/A,N/A,N/A,N/A,N/A,N/A,N/A,N/A,&lt;/Meso_alert&gt;</text:p>
      <text:p text:style-name="P13"><text:s text:c="4"/><text:tab/><text:tab/>&lt;Meso_max&gt;N/A,N/A,N/A,N/A,N/A,N/A,N/A,N/A,N/A,N/A,N/A,N/A,&lt;/Meso_max&gt;</text:p>
      <text:p text:style-name="P13"><text:s text:c="4"/><text:tab/><text:tab/>&lt;Meso_ave&gt;N/A,N/A,N/A,N/A,N/A,N/A,N/A,N/A,N/A,N/A,N/A,N/A,&lt;/Meso_ave&gt;</text:p>
      <text:p text:style-name="P13"><text:s text:c="4"/><text:tab/><text:tab/>&lt;Hail_mm&gt;20,18,21,22,11,0,2,13,14,12,23,9,&lt;/Hail_mm&gt;</text:p>
      <text:p text:style-name="P13"><text:s text:c="4"/><text:tab/><text:tab/>&lt;MESH_mm&gt;28,22,23,20,15,8,12,16,16,15,19,13,&lt;/MESH_mm&gt;</text:p>
      <text:p text:style-name="P13"><text:s text:c="4"/><text:tab/><text:tab/>&lt;BWERvol_km3&gt;0,0,0,0,0,0,0,0,0,0,0,0,&lt;/BWERvol_km3&gt;</text:p>
      <text:p text:style-name="P13"><text:s text:c="4"/><text:tab/><text:tab/>&lt;BWERhgt_km&gt;0,0,0,0,0,0,0,0,0,0,0,0,&lt;/BWERhgt_km&gt;</text:p>
      <text:p text:style-name="P13"><text:s text:c="4"/><text:tab/><text:tab/>&lt;WDraft_kmh&gt;76,65,73,56,44,28,37,45,40,48,62,40,&lt;/WDraft_kmh&gt;</text:p>
      <text:p text:style-name="P13"><text:s text:c="4"/><text:tab/><text:tab/>&lt;VILDens&gt;4.1,3.3,3.8,2.6,1.6,1,1.9,2.2,2,2.3,2.8,1.6,&lt;/VILDens&gt;</text:p>
      <text:p text:style-name="P13"><text:s text:c="4"/><text:tab/><text:tab/>&lt;MaxZ&gt;62,60,62,60,55,54,56,56,55,58,60,54,&lt;/MaxZ&gt;</text:p>
      <text:p text:style-name="P13"><text:s text:c="4"/><text:tab/><text:tab/>&lt;ETop45_km&gt;7.9,7.3,6.7,7.9,7.5,5.9,6.1,7.2,7.1,7.5,8,7.6,&lt;/ETop45_km&gt;</text:p>
      <text:p text:style-name="P13"><text:s text:c="2"/><text:tab/>&lt;/STORM&gt;</text:p>
      <text:p text:style-name="P13"><text:tab/>&lt;STORM sNumber=”216”&gt;</text:p>
      <text:p text:style-name="P13"><text:tab/><text:tab/>...</text:p>
      <text:p text:style-name="P13"><text:tab/>&lt;/STORM&gt;</text:p>
      <text:p text:style-name="P13">&lt;/RankWeightForecast&gt;</text:p>
      <text:p text:style-name="P13"/>
      <text:p text:style-name="P13">Where:</text:p>
      <text:p text:style-name="P13"/>
      <text:p text:style-name="P13">VALIDTIME<text:tab/><text:tab/>= The valid time of the STAT file for which the trends are being forecast.</text:p>
      <text:p text:style-name="P13">NFORECASTS<text:tab/>= The number of forecast times wanted</text:p>
      <text:p text:style-name="P13"><text:soft-page-break/>TIMEINTEVAL<text:tab/>= The time interval between forecasts in minutes</text:p>
      <text:p text:style-name="P13">STORM<text:tab/><text:tab/>= The beginning of information on a specific storm with a storm number of 306</text:p>
      <text:p text:style-name="P13">NTIMES<text:tab/><text:tab/>= The number of storm instances found in the data</text:p>
      <text:p text:style-name="P13">TIMEDELTA<text:tab/><text:tab/>= The time delta in minutes from the most recent storm instance of the historical <text:tab/><text:tab/><text:tab/><text:tab/> <text:s text:c="3"/>storm instances.</text:p>
      <text:p text:style-name="P13"/>
      <text:p text:style-name="P13">The rest of the entries are the storm elements with one value per time delta. Note that there is a difference between not available data “N/A” and a 0 value.</text:p>
      <text:p text:style-name="P13"/>
      <text:p text:style-name="P13">There can be any number of storms included in the calculation request.</text:p>
      <text:p text:style-name="P13"/>
      <text:p text:style-name="P12">RankWeightForecast Output File Example</text:p>
      <text:p text:style-name="P13"/>
      <text:p text:style-name="P13">&lt;?xml version="1.0" encoding="ISO-8859-1"?&gt;</text:p>
      <text:p text:style-name="P13">&lt;RankWeightForecast&gt;</text:p>
      <text:p text:style-name="P13"><text:s text:c="2"/><text:tab/>&lt;VALIDTIME&gt;201307312210&lt;/VALIDTIME&gt;</text:p>
      <text:p text:style-name="P13"><text:s text:c="2"/><text:tab/>&lt;STORM sNumber="306"&gt;</text:p>
      <text:p text:style-name="P13"><text:s text:c="4"/><text:tab/><text:tab/>&lt;RankWeight&gt;6,8,10&lt;/RankWeight&gt;</text:p>
      <text:p text:style-name="P13"><text:s text:c="2"/><text:tab/>&lt;/STORM&gt;</text:p>
      <text:p text:style-name="P13"><text:tab/>&lt;STORM sNumber=”216”&gt;</text:p>
      <text:p text:style-name="P13"><text:tab/><text:tab/>...</text:p>
      <text:p text:style-name="P13"><text:tab/>&lt;/STORM&gt;</text:p>
      <text:p text:style-name="P13">&lt;/RankWeightForecast&gt;</text:p>
      <text:p text:style-name="P13"/>
      <text:p text:style-name="P13">Again VALIDTIME is the valid time of the STAT file for which the trend is being forecast. Note that it is assumed that there will be NFORECASTS trend values spaced TIMEINTERVAL minutes apart.</text:p>
      <text:p text:style-name="P13"/>
      <text:p text:style-name="P12">ElementForecast Input File Example</text:p>
      <text:p text:style-name="P13"/>
      <text:p text:style-name="P13">&lt;?xml version="1.0" encoding="ISO-8859-1"?&gt;</text:p>
      <text:p text:style-name="P13">&lt;ElementForecast&gt;</text:p>
      <text:p text:style-name="P13"><text:s text:c="2"/><text:tab/>&lt;VALIDTIME&gt;201307312210&lt;/VALIDTIME&gt;</text:p>
      <text:p text:style-name="P13"><text:s text:c="2"/><text:tab/>&lt;NFORECASTS&gt;3&lt;/NFORECASTS&gt;</text:p>
      <text:p text:style-name="P13"><text:s text:c="2"/><text:tab/>&lt;TIMEINTERVAL&gt;10&lt;/TIMEINTERVAL&gt;</text:p>
      <text:p text:style-name="P13"><text:s text:c="2"/><text:tab/>&lt;STORM sNumber="211"&gt;</text:p>
      <text:p text:style-name="P13"><text:s text:c="4"/><text:tab/><text:tab/>&lt;NTIMES&gt;12&lt;/NTIMES&gt;</text:p>
      <text:p text:style-name="P13"><text:s text:c="4"/><text:tab/><text:tab/>&lt;TIMEDELTA&gt;0,-10,-20,-30,-40,-50,-60,-70,-80,-100,-110,-120,&lt;/TIMEDELTA&gt;</text:p>
      <text:p text:style-name="P13"><text:s text:c="4"/><text:tab/><text:tab/>&lt;Meso_alert&gt;N/A,N/A,N/A,N/A,N/A,N/A,N/A,N/A,N/A,N/A,N/A,N/A,&lt;/Meso_alert&gt;</text:p>
      <text:p text:style-name="P13"><text:s text:c="4"/><text:tab/><text:tab/>&lt;Meso_max&gt;N/A,N/A,N/A,N/A,N/A,N/A,N/A,N/A,N/A,N/A,N/A,N/A,&lt;/Meso_max&gt;</text:p>
      <text:p text:style-name="P13"><text:s text:c="4"/><text:tab/><text:tab/>&lt;Meso_ave&gt;N/A,N/A,N/A,N/A,N/A,N/A,N/A,N/A,N/A,N/A,N/A,N/A,&lt;/Meso_ave&gt;</text:p>
      <text:p text:style-name="P13"><text:s text:c="4"/><text:tab/><text:tab/>&lt;Hail_mm&gt;26,18,21,22,11,0,2,13,14,12,23,9,&lt;/Hail_mm&gt;</text:p>
      <text:p text:style-name="P13"><text:s text:c="4"/><text:tab/><text:tab/>&lt;MESH_mm&gt;28,22,23,20,15,8,12,16,16,15,19,13,&lt;/MESH_mm&gt;</text:p>
      <text:p text:style-name="P13"><text:s text:c="4"/><text:tab/><text:tab/>&lt;BWERvol_km3&gt;0,0,0,0,0,0,0,0,0,0,0,0,&lt;/BWERvol_km3&gt;</text:p>
      <text:p text:style-name="P13"><text:s text:c="4"/><text:tab/><text:tab/>&lt;BWERhgt_km&gt;0,0,0,0,0,0,0,0,0,0,0,0,&lt;/BWERhgt_km&gt;</text:p>
      <text:p text:style-name="P13"><text:s text:c="4"/><text:tab/><text:tab/>&lt;WDraft_kmh&gt;76,65,73,56,44,28,37,45,40,48,62,40,&lt;/WDraft_kmh&gt;</text:p>
      <text:p text:style-name="P13"><text:s text:c="4"/><text:tab/><text:tab/>&lt;VILDens&gt;4.1,3.3,3.8,2.6,1.6,1,1.9,2.2,2,2.3,2.8,1.6,&lt;/VILDens&gt;</text:p>
      <text:p text:style-name="P13"><text:s text:c="4"/><text:tab/><text:tab/>&lt;MaxZ&gt;62,60,62,60,55,54,56,56,55,58,60,54,&lt;/MaxZ&gt;</text:p>
      <text:p text:style-name="P13"><text:s text:c="4"/><text:tab/><text:tab/>&lt;ETop45_km&gt;7.9,7.3,6.7,7.9,7.5,5.9,6.1,7.2,7.1,7.5,8,7.6,&lt;/ETop45_km&gt;</text:p>
      <text:p text:style-name="P13"><text:s text:c="4"/><text:tab/><text:tab/>&lt;MeanVel_kmh&gt;27,31,18,22,23,17,26,24,36,17,45,N/A,&lt;/MeanVel_kmh&gt;</text:p>
      <text:p text:style-name="P13"><text:soft-page-break/><text:s text:c="4"/><text:tab/><text:tab/>&lt;POSH_pct&gt;70,60,60,50,40,10,30,40,40,40,50,30,&lt;/POSH_pct&gt;</text:p>
      <text:p text:style-name="P13"><text:s text:c="4"/><text:tab/><text:tab/>&lt;ColderVolume_km3&gt;0,0,0,0,0,0,0,0,0,0,0,0,&lt;/ColderVolume_km3&gt;</text:p>
      <text:p text:style-name="P13"><text:s text:c="4"/><text:tab/><text:tab/>&lt;LtgCount&gt;107,75,31,76,53,27,7,8,1,49,51,46,&lt;/LtgCount&gt;</text:p>
      <text:p text:style-name="P13"><text:s text:c="4"/><text:tab/><text:tab/>&lt;PosCGPct&gt;0,5,0,0,0,10,0,0,0,0,0,0,&lt;/PosCGPct&gt;</text:p>
      <text:p text:style-name="P13"><text:s text:c="4"/><text:tab/><text:tab/>&lt;MaxPosAmp&gt;0,28,0,0,0,26,0,0,0,0,0,0,&lt;/MaxPosAmp&gt;</text:p>
      <text:p text:style-name="P13"><text:s text:c="4"/><text:tab/><text:tab/>&lt;MaxNegAmp&gt;-46,-18,-16,-36,-20,-24,-14,-30,0,-28,-34,-20,&lt;/MaxNegAmp&gt;</text:p>
      <text:p text:style-name="P13"><text:s text:c="4"/><text:tab/><text:tab/>&lt;FlashDens&gt;0.26,0.18,0.25,0.87,1.07,0.69,0.24,0.37,0.04,0.64,0.29,1.02,&lt;/FlashDens&gt;</text:p>
      <text:p text:style-name="P13"><text:s text:c="4"/><text:tab/><text:tab/>&lt;FlashTend&gt;8.6,1.8,1.4,-0.4,2.2,2.6,-0.6,1.2,-0.2,-1,-0.6,0,&lt;/FlashTend&gt;</text:p>
      <text:p text:style-name="P13"><text:s text:c="2"/><text:tab/>&lt;/STORM&gt;</text:p>
      <text:p text:style-name="P13"><text:s text:c="2"/><text:tab/>&lt;STORM sNumber="262"&gt;</text:p>
      <text:p text:style-name="P13"><text:s text:c="4"/><text:tab/><text:tab/>&lt;NTIMES&gt;3&lt;/NTIMES&gt;</text:p>
      <text:p text:style-name="P13"><text:s text:c="4"/><text:tab/><text:tab/>&lt;TIMEDELTA&gt;0,-10,-20,&lt;/TIMEDELTA&gt;</text:p>
      <text:p text:style-name="P13"><text:s text:c="4"/><text:tab/><text:tab/>&lt;Meso_alert&gt;N/A,N/A,N/A,&lt;/Meso_alert&gt;</text:p>
      <text:p text:style-name="P13"><text:s text:c="4"/><text:tab/><text:tab/>&lt;Meso_max&gt;N/A,N/A,N/A,&lt;/Meso_max&gt;</text:p>
      <text:p text:style-name="P13"><text:s text:c="4"/><text:tab/><text:tab/>&lt;Meso_ave&gt;N/A,N/A,N/A,&lt;/Meso_ave&gt;</text:p>
      <text:p text:style-name="P13"><text:s text:c="4"/><text:tab/><text:tab/>&lt;Hail_mm&gt;42,38,17,&lt;/Hail_mm&gt;</text:p>
      <text:p text:style-name="P13"><text:s text:c="4"/><text:tab/><text:tab/>&lt;MESH_mm&gt;20,20,18,&lt;/MESH_mm&gt;</text:p>
      <text:p text:style-name="P13"><text:s text:c="8"/><text:tab/><text:tab/>...</text:p>
      <text:p text:style-name="P13"><text:s text:c="2"/><text:tab/>&lt;/STORM&gt;</text:p>
      <text:p text:style-name="P13"><text:s text:c="2"/><text:tab/>...</text:p>
      <text:p text:style-name="P13">&lt;/ElementForecast&gt;</text:p>
      <text:p text:style-name="P13"/>
      <text:p text:style-name="P13">Note that the key information and layout is the same as for the RankWeightForecast input file except that the elements are not limited to those used in calculating rank weight.</text:p>
      <text:p text:style-name="P13"/>
      <text:p text:style-name="P12">ElementForecast Output File Example</text:p>
      <text:p text:style-name="P13"/>
      <text:p text:style-name="P13">&lt;?xml version="1.0" encoding="ISO-8859-1"?&gt;</text:p>
      <text:p text:style-name="P13">&lt;ElementForecast&gt;</text:p>
      <text:p text:style-name="P13"><text:s text:c="2"/><text:tab/>&lt;VALIDTIME&gt;201307312210&lt;/VALIDTIME&gt;</text:p>
      <text:p text:style-name="P13"><text:s text:c="2"/><text:tab/>&lt;STORM sNumber="211"&gt;</text:p>
      <text:p text:style-name="P13"><text:s text:c="4"/><text:tab/><text:tab/>&lt;Meso_alert&gt;N/A,N/A,N/A,&lt;/Meso_alert&gt;</text:p>
      <text:p text:style-name="P13"><text:s text:c="4"/><text:tab/><text:tab/>&lt;Meso_max&gt;N/A,N/A,N/A,&lt;/Meso_max&gt;</text:p>
      <text:p text:style-name="P13"><text:s text:c="4"/><text:tab/><text:tab/>&lt;Meso_ave&gt;N/A,N/A,N/A&lt;/Meso_ave&gt;</text:p>
      <text:p text:style-name="P13"><text:s text:c="4"/><text:tab/><text:tab/>&lt;Hail_mm&gt;26,18,21&lt;/Hail_mm&gt;</text:p>
      <text:p text:style-name="P13"><text:s text:c="4"/><text:tab/><text:tab/>&lt;MESH_mm&gt;28,22,23&lt;/MESH_mm&gt;</text:p>
      <text:p text:style-name="P13"><text:s text:c="4"/><text:tab/><text:tab/>&lt;BWERvol_km3&gt;0,0,0&lt;/BWERvol_km3&gt;</text:p>
      <text:p text:style-name="P13"><text:s text:c="4"/><text:tab/><text:tab/>&lt;BWERhgt_km&gt;0,0,0&lt;/BWERhgt_km&gt;</text:p>
      <text:p text:style-name="P13"><text:s text:c="4"/><text:tab/><text:tab/>&lt;WDraft_kmh&gt;76,65,73&lt;/WDraft_kmh&gt;</text:p>
      <text:p text:style-name="P13"><text:s text:c="4"/><text:tab/><text:tab/>&lt;VILDens&gt;4.1,3.3,3.8&lt;/VILDens&gt;</text:p>
      <text:p text:style-name="P13"><text:s text:c="4"/><text:tab/><text:tab/>&lt;MaxZ&gt;62,60,62&lt;/MaxZ&gt;</text:p>
      <text:p text:style-name="P13"><text:s text:c="4"/><text:tab/><text:tab/>&lt;ETop45_km&gt;7.9,7.3,6.7&lt;/ETop45_km&gt;</text:p>
      <text:p text:style-name="P13"><text:s text:c="4"/><text:tab/><text:tab/>&lt;MeanVel_kmh&gt;27,31,18&lt;/MeanVel_kmh&gt;</text:p>
      <text:p text:style-name="P13"><text:s text:c="4"/><text:tab/><text:tab/>&lt;POSH_pct&gt;70,60,60&lt;/POSH_pct&gt;</text:p>
      <text:p text:style-name="P13"><text:s text:c="4"/><text:tab/><text:tab/>&lt;ColderVolume_km3&gt;0,0,0&lt;/ColderVolume_km3&gt;</text:p>
      <text:p text:style-name="P13"><text:s text:c="4"/><text:tab/><text:tab/>&lt;LtgCount&gt;107,75,31&lt;/LtgCount&gt;</text:p>
      <text:p text:style-name="P13"><text:s text:c="4"/><text:tab/><text:tab/>&lt;PosCGPct&gt;0,5,0&lt;/PosCGPct&gt;</text:p>
      <text:p text:style-name="P13"><text:s text:c="4"/><text:tab/><text:tab/>&lt;MaxPosAmp&gt;0,28,0&lt;/MaxPosAmp&gt;</text:p>
      <text:p text:style-name="P13"><text:s text:c="4"/><text:tab/><text:tab/>&lt;MaxNegAmp&gt;-46,-18,-16&lt;/MaxNegAmp&gt;</text:p>
      <text:p text:style-name="P13"><text:soft-page-break/><text:s text:c="4"/><text:tab/><text:tab/>&lt;FlashDens&gt;0.26,0.18,0.25&lt;/FlashDens&gt;</text:p>
      <text:p text:style-name="P13"><text:s text:c="4"/><text:tab/><text:tab/>&lt;FlashTend&gt;8.6,1.8,1.4&lt;/FlashTend&gt;</text:p>
      <text:p text:style-name="P13"><text:s text:c="2"/><text:tab/>&lt;/STORM&gt;</text:p>
      <text:p text:style-name="P13"><text:s text:c="2"/><text:tab/>&lt;STORM sNumber="262"&gt;</text:p>
      <text:p text:style-name="P13"><text:s text:c="4"/><text:tab/><text:tab/>&lt;Meso_alert&gt;N/A,N/A,N/A,&lt;/Meso_alert&gt;</text:p>
      <text:p text:style-name="P13"><text:s text:c="4"/><text:tab/><text:tab/>&lt;Meso_max&gt;N/A,N/A,N/A,&lt;/Meso_max&gt;</text:p>
      <text:p text:style-name="P13"><text:s text:c="4"/><text:tab/><text:tab/>&lt;Meso_ave&gt;N/A,N/A,N/A,&lt;/Meso_ave&gt;</text:p>
      <text:p text:style-name="P13"><text:s text:c="4"/><text:tab/><text:tab/>&lt;Hail_mm&gt;42,38,17,&lt;/Hail_mm&gt;</text:p>
      <text:p text:style-name="P13"><text:s text:c="4"/><text:tab/><text:tab/>&lt;MESH_mm&gt;20,20,18,&lt;/MESH_mm&gt;</text:p>
      <text:p text:style-name="P13"><text:s text:c="8"/><text:tab/><text:tab/>...</text:p>
      <text:p text:style-name="P13"><text:s text:c="2"/><text:tab/>&lt;/STORM&gt;</text:p>
      <text:p text:style-name="P13"><text:s text:c="2"/><text:tab/>...</text:p>
      <text:p text:style-name="P13">&lt;/ElementForecast&gt;</text:p>
      <text:p text:style-name="P8">Example Configuration File</text:p>
      <text:p text:style-name="Preformatted_20_Text"/>
      <text:p text:style-name="Preformatted_20_Text">&lt;STATCONFIG&gt;</text:p>
      <text:p text:style-name="Preformatted_20_Text"><text:s text:c="4"/>&lt;USER&gt;</text:p>
      <text:p text:style-name="Preformatted_20_Text"><text:s text:c="8"/>&lt;timeFormat&gt;%Y/%m/%d <text:s/>%H:%M&lt;/timeFormat&gt;</text:p>
      <text:p text:style-name="Preformatted_20_Text"><text:s text:c="8"/>&lt;labelAlignment&gt;center&lt;/labelAlignment&gt;</text:p>
      <text:p text:style-name="Preformatted_20_Text"><text:s text:c="8"/>&lt;dataOffString&gt;***&lt;/dataOffString&gt;</text:p>
      <text:p text:style-name="Preformatted_20_Text"><text:s text:c="8"/>&lt;fcstSevereSymbol&gt;*&lt;/fcstSevereSymbol&gt;</text:p>
      <text:p text:style-name="Preformatted_20_Text"><text:s text:c="8"/>&lt;minTrendTime&gt;80&lt;/minTrendTime&gt;</text:p>
      <text:p text:style-name="Preformatted_20_Text"><text:s text:c="8"/>&lt;rankWeightHeight&gt;150&lt;/rankWeightHeight&gt;</text:p>
      <text:p text:style-name="Preformatted_20_Text"><text:s text:c="8"/>&lt;rankWeightMinMax&gt;10&lt;/rankWeightMinMax&gt;</text:p>
      <text:p text:style-name="Preformatted_20_Text"><text:s text:c="8"/>&lt;timeDisplayCompress&gt;180&lt;/timeDisplayCompress&gt;</text:p>
      <text:p text:style-name="Preformatted_20_Text"><text:s text:c="4"/>&lt;/USER&gt;</text:p>
      <text:p text:style-name="Preformatted_20_Text"><text:s text:c="4"/>&lt;FILEINFO&gt;</text:p>
      <text:p text:style-name="Preformatted_20_Text"><text:s text:c="8"/>&lt;nameMask&gt;............_SCIT_VIEW_CONV_&lt;/nameMask&gt;</text:p>
      <text:p text:style-name="Preformatted_20_Text"><text:s text:c="8"/>&lt;timeMask&gt;%Y%m%d%H%M_SCIT_VIEW_CONV_&lt;/timeMask&gt;</text:p>
      <text:p text:style-name="Preformatted_20_Text"><text:s text:c="8"/>&lt;fileTime&gt;%Y%m%d%H%M&lt;/fileTime&gt;</text:p>
      <text:p text:style-name="Preformatted_20_Text"><text:s text:c="8"/>&lt;maxTimeDiff&gt;30&lt;/maxTimeDiff&gt;</text:p>
      <text:p text:style-name="Preformatted_20_Text"><text:s text:c="8"/>&lt;numForecasts&gt;3&lt;/numForecasts&gt;</text:p>
      <text:p text:style-name="Preformatted_20_Text"><text:s text:c="8"/>&lt;timeInterval&gt;10&lt;/timeInterval&gt;</text:p>
      <text:p text:style-name="Preformatted_20_Text"><text:s text:c="8"/>&lt;numDataPoints&gt;3&lt;/numDataPoints&gt;</text:p>
      <text:p text:style-name="Preformatted_20_Text"><text:s text:c="8"/>&lt;rankWeightElementId&gt;RankWeight&lt;/rankWeightElementId&gt;</text:p>
      <text:p text:style-name="Preformatted_20_Text"><text:s text:c="8"/>&lt;rankElementId&gt;None&lt;/rankElementId&gt;</text:p>
      <text:p text:style-name="Preformatted_20_Text"><text:s text:c="4"/>&lt;/FILEINFO&gt;</text:p>
      <text:p text:style-name="Preformatted_20_Text"><text:s text:c="4"/>&lt;THRESHOLD&gt;</text:p>
      <text:p text:style-name="Preformatted_20_Text"><text:s text:c="8"/>&lt;newStorm&gt;</text:p>
      <text:p text:style-name="Preformatted_20_Text"><text:s text:c="12"/>&lt;foreground&gt;black&lt;/foreground&gt;</text:p>
      <text:p text:style-name="Preformatted_20_Text"><text:s text:c="12"/>&lt;background&gt;white&lt;/background&gt;</text:p>
      <text:p text:style-name="Preformatted_20_Text"><text:s text:c="8"/>&lt;/newStorm&gt;</text:p>
      <text:p text:style-name="Preformatted_20_Text"><text:s text:c="8"/>&lt;level1&gt;</text:p>
      <text:p text:style-name="Preformatted_20_Text"><text:s text:c="12"/>&lt;foreground&gt;black&lt;/foreground&gt;</text:p>
      <text:p text:style-name="Preformatted_20_Text"><text:s text:c="12"/>&lt;background&gt;yellow&lt;/background&gt;</text:p>
      <text:p text:style-name="Preformatted_20_Text"><text:s text:c="8"/>&lt;/level1&gt;</text:p>
      <text:p text:style-name="Preformatted_20_Text"><text:s text:c="8"/>&lt;level2&gt;</text:p>
      <text:p text:style-name="Preformatted_20_Text"><text:s text:c="12"/>&lt;foreground&gt;black&lt;/foreground&gt;</text:p>
      <text:p text:style-name="Preformatted_20_Text"><text:s text:c="12"/>&lt;background&gt;orange&lt;/background&gt;</text:p>
      <text:p text:style-name="Preformatted_20_Text"><text:s text:c="8"/>&lt;/level2&gt;</text:p>
      <text:p text:style-name="Preformatted_20_Text"><text:s text:c="8"/>&lt;level3&gt;</text:p>
      <text:p text:style-name="Preformatted_20_Text"><text:s text:c="12"/>&lt;foreground&gt;black&lt;/foreground&gt;</text:p>
      <text:p text:style-name="Preformatted_20_Text"><text:s text:c="12"/>&lt;background&gt;red&lt;/background&gt;</text:p>
      <text:p text:style-name="Preformatted_20_Text"><text:s text:c="8"/>&lt;/level3&gt;</text:p>
      <text:p text:style-name="Preformatted_20_Text"><text:s text:c="8"/>&lt;level4&gt;</text:p>
      <text:p text:style-name="Preformatted_20_Text"><text:s text:c="12"/>&lt;foreground&gt;black&lt;/foreground&gt;</text:p>
      <text:p text:style-name="Preformatted_20_Text"><text:s text:c="12"/>&lt;background&gt;magenta&lt;/background&gt;</text:p>
      <text:p text:style-name="Preformatted_20_Text"><text:s text:c="8"/>&lt;/level4&gt;</text:p>
      <text:p text:style-name="Preformatted_20_Text"><text:s text:c="4"/>&lt;/THRESHOLD&gt;</text:p>
      <text:p text:style-name="Preformatted_20_Text"><text:s text:c="4"/>&lt;ENVIRONMENTS&gt;</text:p>
      <text:p text:style-name="Preformatted_20_Text"><text:s text:c="9"/>&lt;LOT&gt;</text:p>
      <text:p text:style-name="Preformatted_20_Text"><text:tab/>&lt;label&gt;Low-Top&lt;/label&gt;</text:p>
      <text:p text:style-name="Preformatted_20_Text"><text:s text:c="9"/>&lt;/LOT&gt;</text:p>
      <text:p text:style-name="Preformatted_20_Text"><text:s text:c="5"/>&lt;ENVIRONMENTS&gt;</text:p>
      <text:p text:style-name="Preformatted_20_Text"><text:s text:c="4"/>&lt;ELEMENTS&gt;</text:p>
      <text:p text:style-name="Preformatted_20_Text"><text:s text:c="8"/>&lt;REGION&gt;</text:p>
      <text:p text:style-name="Preformatted_20_Text"><text:s text:c="12"/>&lt;label&gt;Region&lt;/label&gt;</text:p>
      <text:p text:style-name="Preformatted_20_Text"><text:s text:c="12"/>&lt;dataType&gt;none&lt;/dataType&gt;</text:p>
      <text:p text:style-name="Preformatted_20_Text"><text:s text:c="12"/>&lt;editable&gt;no&lt;/editable&gt;</text:p>
      <text:p text:style-name="Preformatted_20_Text"><text:s text:c="8"/>&lt;/REGION&gt;</text:p>
      <text:p text:style-name="Preformatted_20_Text"><text:s text:c="8"/>&lt;sNumber&gt;</text:p>
      <text:p text:style-name="Preformatted_20_Text"><text:soft-page-break/><text:s text:c="12"/>&lt;label&gt;ID&lt;/label&gt;</text:p>
      <text:p text:style-name="Preformatted_20_Text"><text:s text:c="12"/>&lt;dataAlign&gt;end&lt;/dataAlign&gt;</text:p>
      <text:p text:style-name="Preformatted_20_Text"><text:s text:c="12"/>&lt;dataType&gt;int&lt;/dataType&gt;</text:p>
      <text:p text:style-name="Preformatted_20_Text"><text:s text:c="12"/>&lt;editable&gt;no&lt;/editable&gt;</text:p>
      <text:p text:style-name="Preformatted_20_Text"><text:s text:c="12"/>&lt;flagSevere&gt;no&lt;/flagSevere&gt;</text:p>
      <text:p text:style-name="Preformatted_20_Text"><text:s text:c="8"/>&lt;/sNumber&gt;</text:p>
      <text:p text:style-name="Preformatted_20_Text"><text:s text:c="8"/>&lt;Distance&gt;</text:p>
      <text:p text:style-name="Preformatted_20_Text"><text:s text:c="12"/>&lt;label&gt;Dist&lt;/label&gt;</text:p>
      <text:p text:style-name="Preformatted_20_Text"><text:s text:c="12"/>&lt;dataAlign&gt;end&lt;/dataAlign&gt;</text:p>
      <text:p text:style-name="Preformatted_20_Text"><text:s text:c="12"/>&lt;dataType&gt;float&lt;/dataType&gt;</text:p>
      <text:p text:style-name="Preformatted_20_Text"><text:s text:c="12"/>&lt;editable&gt;no&lt;/editable&gt;</text:p>
      <text:p text:style-name="Preformatted_20_Text"><text:s text:c="12"/>&lt;flagSevere&gt;no&lt;/flagSevere&gt;</text:p>
      <text:p text:style-name="Preformatted_20_Text"><text:s text:c="8"/>&lt;/Distance&gt;</text:p>
      <text:p text:style-name="Preformatted_20_Text"><text:s text:c="8"/>&lt;Dirn&gt;</text:p>
      <text:p text:style-name="Preformatted_20_Text"><text:s text:c="12"/>&lt;label&gt;Dir&lt;/label&gt;</text:p>
      <text:p text:style-name="Preformatted_20_Text"><text:s text:c="12"/>&lt;dataAlign&gt;end&lt;/dataAlign&gt;</text:p>
      <text:p text:style-name="Preformatted_20_Text"><text:s text:c="12"/>&lt;dataType&gt;float&lt;/dataType&gt;</text:p>
      <text:p text:style-name="Preformatted_20_Text"><text:s text:c="12"/>&lt;editable&gt;no&lt;/editable&gt;</text:p>
      <text:p text:style-name="Preformatted_20_Text"><text:s text:c="12"/>&lt;flagSevere&gt;no&lt;/flagSevere&gt;</text:p>
      <text:p text:style-name="Preformatted_20_Text"><text:s text:c="8"/>&lt;/Dirn&gt;</text:p>
      <text:p text:style-name="Preformatted_20_Text"><text:s text:c="8"/>&lt;Location&gt;</text:p>
      <text:p text:style-name="Preformatted_20_Text"><text:s text:c="12"/>&lt;label&gt;Location&lt;/label&gt;</text:p>
      <text:p text:style-name="Preformatted_20_Text"><text:s text:c="12"/>&lt;dataAlign&gt;beginning&lt;/dataAlign&gt;</text:p>
      <text:p text:style-name="Preformatted_20_Text"><text:s text:c="12"/>&lt;dataType&gt;string&lt;/dataType&gt;</text:p>
      <text:p text:style-name="Preformatted_20_Text"><text:s text:c="12"/>&lt;editable&gt;no&lt;/editable&gt;</text:p>
      <text:p text:style-name="Preformatted_20_Text"><text:s text:c="8"/>&lt;/Location&gt;</text:p>
      <text:p text:style-name="Preformatted_20_Text"><text:s text:c="8"/>&lt;MeanVel_kmh&gt;</text:p>
      <text:p text:style-name="Preformatted_20_Text"><text:s text:c="12"/>&lt;label&gt;Mean Vel\n(Km/Hr)&lt;/label&gt;</text:p>
      <text:p text:style-name="Preformatted_20_Text"><text:s text:c="12"/>&lt;dataAlign&gt;beginning&lt;/dataAlign&gt;</text:p>
      <text:p text:style-name="Preformatted_20_Text"><text:s text:c="12"/>&lt;dataType&gt;float&lt;/dataType&gt;</text:p>
      <text:p text:style-name="Preformatted_20_Text"><text:s text:c="12"/>&lt;editable&gt;yes&lt;/editable&gt;</text:p>
      <text:p text:style-name="Preformatted_20_Text"><text:s text:c="8"/>&lt;/MeanVel_kmh&gt;</text:p>
      <text:p text:style-name="Preformatted_20_Text"><text:s text:c="8"/>&lt;Radar&gt;</text:p>
      <text:p text:style-name="Preformatted_20_Text"><text:s text:c="12"/>&lt;label&gt;Radar&lt;/label&gt;</text:p>
      <text:p text:style-name="Preformatted_20_Text"><text:s text:c="12"/>&lt;dataAlign&gt;beginning&lt;/dataAlign&gt;</text:p>
      <text:p text:style-name="Preformatted_20_Text"><text:s text:c="12"/>&lt;dataType&gt;string&lt;/dataType&gt;</text:p>
      <text:p text:style-name="Preformatted_20_Text"><text:s text:c="12"/>&lt;editable&gt;no&lt;/editable&gt;</text:p>
      <text:p text:style-name="Preformatted_20_Text"><text:s text:c="8"/>&lt;/Radar&gt;</text:p>
      <text:p text:style-name="Preformatted_20_Text"><text:s text:c="8"/>&lt;RankWeight&gt;</text:p>
      <text:p text:style-name="Preformatted_20_Text"><text:s text:c="12"/>&lt;label&gt;Rank\nWeight&lt;/label&gt;</text:p>
      <text:p text:style-name="Preformatted_20_Text"><text:s text:c="12"/>&lt;dataAlign&gt;end&lt;/dataAlign&gt;</text:p>
      <text:p text:style-name="Preformatted_20_Text"><text:s text:c="12"/>&lt;dataType&gt;float&lt;/dataType&gt;</text:p>
      <text:p text:style-name="Preformatted_20_Text"><text:s text:c="12"/>&lt;editable&gt;no&lt;/editable&gt;</text:p>
      <text:p text:style-name="Preformatted_20_Text"><text:s text:c="12"/>&lt;flagSevere&gt;no&lt;/flagSevere&gt;</text:p>
      <text:p text:style-name="Preformatted_20_Text"><text:s text:c="12"/>&lt;trendLine&gt;white&lt;/trendLine&gt;</text:p>
      <text:p text:style-name="Preformatted_20_Text"><text:s text:c="8"/>&lt;/RankWeight&gt;</text:p>
      <text:p text:style-name="Preformatted_20_Text"><text:s text:c="8"/>&lt;RankWeight10&gt;</text:p>
      <text:p text:style-name="Preformatted_20_Text"><text:s text:c="12"/>&lt;label&gt;Rank\nT+10&lt;/label&gt;</text:p>
      <text:p text:style-name="Preformatted_20_Text"><text:s text:c="12"/>&lt;dataAlign&gt;end&lt;/dataAlign&gt;</text:p>
      <text:p text:style-name="Preformatted_20_Text"><text:s text:c="12"/>&lt;dataType&gt;float&lt;/dataType&gt;</text:p>
      <text:p text:style-name="Preformatted_20_Text"><text:s text:c="12"/>&lt;editable&gt;no&lt;/editable&gt;</text:p>
      <text:p text:style-name="Preformatted_20_Text"><text:s text:c="12"/>&lt;thresholds&gt;RankWeight&lt;/thresholds&gt;</text:p>
      <text:p text:style-name="Preformatted_20_Text"><text:s text:c="12"/>&lt;flagSevere&gt;no&lt;/flagSevere&gt;</text:p>
      <text:p text:style-name="Preformatted_20_Text"><text:s text:c="8"/>&lt;/RankWeight10&gt;</text:p>
      <text:p text:style-name="Preformatted_20_Text"><text:s text:c="8"/>&lt;RankWeight20&gt;</text:p>
      <text:p text:style-name="Preformatted_20_Text"><text:s text:c="12"/>&lt;label&gt;Rank\nT+20&lt;/label&gt;</text:p>
      <text:p text:style-name="Preformatted_20_Text"><text:s text:c="12"/>&lt;dataAlign&gt;end&lt;/dataAlign&gt;</text:p>
      <text:p text:style-name="Preformatted_20_Text"><text:s text:c="12"/>&lt;dataType&gt;float&lt;/dataType&gt;</text:p>
      <text:p text:style-name="Preformatted_20_Text"><text:soft-page-break/><text:s text:c="12"/>&lt;editable&gt;no&lt;/editable&gt;</text:p>
      <text:p text:style-name="Preformatted_20_Text"><text:s text:c="12"/>&lt;thresholds&gt;RankWeight&lt;/thresholds&gt;</text:p>
      <text:p text:style-name="Preformatted_20_Text"><text:s text:c="12"/>&lt;flagSevere&gt;no&lt;/flagSevere&gt;</text:p>
      <text:p text:style-name="Preformatted_20_Text"><text:s text:c="8"/>&lt;/RankWeight20&gt;</text:p>
      <text:p text:style-name="Preformatted_20_Text"><text:s text:c="8"/>&lt;RankWeight30&gt;</text:p>
      <text:p text:style-name="Preformatted_20_Text"><text:s text:c="12"/>&lt;label&gt;Rank\nT+30&lt;/label&gt;</text:p>
      <text:p text:style-name="Preformatted_20_Text"><text:s text:c="12"/>&lt;dataAlign&gt;end&lt;/dataAlign&gt;</text:p>
      <text:p text:style-name="Preformatted_20_Text"><text:s text:c="12"/>&lt;dataType&gt;float&lt;/dataType&gt;</text:p>
      <text:p text:style-name="Preformatted_20_Text"><text:s text:c="12"/>&lt;editable&gt;no&lt;/editable&gt;</text:p>
      <text:p text:style-name="Preformatted_20_Text"><text:s text:c="12"/>&lt;thresholds&gt;RankWeight&lt;/thresholds&gt;</text:p>
      <text:p text:style-name="Preformatted_20_Text"><text:s text:c="12"/>&lt;flagSevere&gt;no&lt;/flagSevere&gt;</text:p>
      <text:p text:style-name="Preformatted_20_Text"><text:s text:c="8"/>&lt;/RankWeight30&gt;</text:p>
      <text:p text:style-name="Preformatted_20_Text"><text:s text:c="8"/>&lt;Meso_alert&gt;</text:p>
      <text:p text:style-name="Preformatted_20_Text"><text:s text:c="12"/>&lt;label&gt;Meso\nAlert&lt;/label&gt;</text:p>
      <text:p text:style-name="Preformatted_20_Text"><text:s text:c="12"/>&lt;dataAlign&gt;end&lt;/dataAlign&gt;</text:p>
      <text:p text:style-name="Preformatted_20_Text"><text:s text:c="12"/>&lt;dataType&gt;float&lt;/dataType&gt;</text:p>
      <text:p text:style-name="Preformatted_20_Text"><text:s text:c="12"/>&lt;editable&gt;yes&lt;/editable&gt;</text:p>
      <text:p text:style-name="Preformatted_20_Text"><text:s text:c="12"/>&lt;rankWeightCalc&gt;0.4,1,0.25&lt;/rankWeightCalc&gt;</text:p>
      <text:p text:style-name="Preformatted_20_Text"><text:s text:c="12"/>&lt;trendLine&gt;azure,SOLID,WIDEDOT&lt;/trendLine&gt;</text:p>
      <text:p text:style-name="Preformatted_20_Text"><text:s text:c="8"/>&lt;/Meso_alert&gt;</text:p>
      <text:p text:style-name="Preformatted_20_Text"><text:s text:c="8"/>&lt;Meso_max&gt;</text:p>
      <text:p text:style-name="Preformatted_20_Text"><text:s text:c="12"/>&lt;label&gt;Meso\nMax&lt;/label&gt;</text:p>
      <text:p text:style-name="Preformatted_20_Text"><text:s text:c="12"/>&lt;dataAlign&gt;end&lt;/dataAlign&gt;</text:p>
      <text:p text:style-name="Preformatted_20_Text"><text:s text:c="12"/>&lt;dataType&gt;float&lt;/dataType&gt;</text:p>
      <text:p text:style-name="Preformatted_20_Text"><text:s text:c="12"/>&lt;editable&gt;yes&lt;/editable&gt;</text:p>
      <text:p text:style-name="Preformatted_20_Text"><text:s text:c="12"/>&lt;rankWeightCalc&gt;0.00009866,-0.011605,0.42981,1,0.25&lt;/rankWeightCalc&gt;</text:p>
      <text:p text:style-name="Preformatted_20_Text"><text:s text:c="12"/>&lt;trendLine&gt;LightBlue,SOLID,WIDEDOT&lt;/trendLine&gt;</text:p>
      <text:p text:style-name="Preformatted_20_Text"><text:s text:c="8"/>&lt;/Meso_max&gt;</text:p>
      <text:p text:style-name="Preformatted_20_Text"><text:s text:c="8"/>&lt;Hail_mm&gt;</text:p>
      <text:p text:style-name="Preformatted_20_Text"><text:s text:c="12"/>&lt;label&gt;Hail\n(mm)&lt;/label&gt;</text:p>
      <text:p text:style-name="Preformatted_20_Text"><text:s text:c="12"/>&lt;dataAlign&gt;end&lt;/dataAlign&gt;</text:p>
      <text:p text:style-name="Preformatted_20_Text"><text:s text:c="12"/>&lt;dataType&gt;float&lt;/dataType&gt;</text:p>
      <text:p text:style-name="Preformatted_20_Text"><text:s text:c="12"/>&lt;editable&gt;yes&lt;/editable&gt;</text:p>
      <text:p text:style-name="Preformatted_20_Text"><text:s text:c="12"/>&lt;rankWeightCalc&gt;0.0000015831,-0.00075025,0.11056,1,0.25&lt;/rankWeightCalc&gt;</text:p>
      <text:p text:style-name="Preformatted_20_Text"><text:s text:c="12"/>&lt;trendLine&gt;magenta,SOLID,WIDEDOT&lt;/trendLine&gt;</text:p>
      <text:p text:style-name="Preformatted_20_Text"><text:s text:c="8"/>&lt;/Hail_mm&gt;</text:p>
      <text:p text:style-name="Preformatted_20_Text"><text:s text:c="8"/>&lt;MESH_mm&gt;</text:p>
      <text:p text:style-name="Preformatted_20_Text"><text:s text:c="12"/>&lt;label&gt;MESH\n(mm)&lt;/label&gt;</text:p>
      <text:p text:style-name="Preformatted_20_Text"><text:s text:c="12"/>&lt;dataAlign&gt;end&lt;/dataAlign&gt;</text:p>
      <text:p text:style-name="Preformatted_20_Text"><text:s text:c="12"/>&lt;dataType&gt;float&lt;/dataType&gt;</text:p>
      <text:p text:style-name="Preformatted_20_Text"><text:s text:c="12"/>&lt;editable&gt;yes&lt;/editable&gt;</text:p>
      <text:p text:style-name="Preformatted_20_Text"><text:s text:c="12"/>&lt;rankWeightCalc&gt;0.0000015831,-0.00075025,0.11056,1,0.25&lt;/rankWeightCalc&gt;</text:p>
      <text:p text:style-name="Preformatted_20_Text"><text:s text:c="12"/>&lt;trendLine&gt;LightSkyBlue,SOLID,WIDEDOT&lt;/trendLine&gt;</text:p>
      <text:p text:style-name="Preformatted_20_Text"><text:s text:c="8"/>&lt;/MESH_mm&gt;</text:p>
      <text:p text:style-name="Preformatted_20_Text"><text:s text:c="8"/>&lt;POSH_pct&gt;</text:p>
      <text:p text:style-name="Preformatted_20_Text"><text:s text:c="12"/>&lt;label&gt;POSH\n(%)&lt;/label&gt;</text:p>
      <text:p text:style-name="Preformatted_20_Text"><text:s text:c="12"/>&lt;dataAlign&gt;end&lt;/dataAlign&gt;</text:p>
      <text:p text:style-name="Preformatted_20_Text"><text:s text:c="12"/>&lt;dataType&gt;float&lt;/dataType&gt;</text:p>
      <text:p text:style-name="Preformatted_20_Text"><text:s text:c="12"/>&lt;editable&gt;yes&lt;/editable&gt;</text:p>
      <text:p text:style-name="Preformatted_20_Text"><text:s text:c="8"/>&lt;/POSH_pct&gt;</text:p>
      <text:p text:style-name="Preformatted_20_Text"><text:s text:c="8"/>&lt;BWERvol_km3&gt;</text:p>
      <text:p text:style-name="Preformatted_20_Text"><text:s text:c="12"/>&lt;label&gt;BWER\nVol&lt;/label&gt;</text:p>
      <text:p text:style-name="Preformatted_20_Text"><text:s text:c="12"/>&lt;dataAlign&gt;end&lt;/dataAlign&gt;</text:p>
      <text:p text:style-name="Preformatted_20_Text"><text:s text:c="12"/>&lt;dataType&gt;float&lt;/dataType&gt;</text:p>
      <text:p text:style-name="Preformatted_20_Text"><text:s text:c="12"/>&lt;editable&gt;yes&lt;/editable&gt;</text:p>
      <text:p text:style-name="Preformatted_20_Text"><text:s text:c="12"/>&lt;rankWeightCalc&gt;-0.000000021797,0.000010658,-0.0018033,0.130907,1,0.25&lt;/rankWeightCalc&gt;</text:p>
      <text:p text:style-name="Preformatted_20_Text"><text:s text:c="12"/>&lt;trendLine&gt;green,SOLID,WIDEDOT&lt;/trendLine&gt;</text:p>
      <text:p text:style-name="Preformatted_20_Text"><text:s text:c="8"/>&lt;/BWERvol_km3&gt;</text:p>
      <text:p text:style-name="Preformatted_20_Text"><text:soft-page-break/><text:s text:c="8"/>&lt;BWERhgt_km&gt;</text:p>
      <text:p text:style-name="Preformatted_20_Text"><text:s text:c="12"/>&lt;label&gt;BWER\nHgt&lt;/label&gt;</text:p>
      <text:p text:style-name="Preformatted_20_Text"><text:s text:c="12"/>&lt;dataAlign&gt;end&lt;/dataAlign&gt;</text:p>
      <text:p text:style-name="Preformatted_20_Text"><text:s text:c="12"/>&lt;dataType&gt;float&lt;/dataType&gt;</text:p>
      <text:p text:style-name="Preformatted_20_Text"><text:s text:c="12"/>&lt;editable&gt;yes&lt;/editable&gt;</text:p>
      <text:p text:style-name="Preformatted_20_Text"><text:s text:c="12"/>&lt;rankWeightCalc&gt;0.0000011311,-0.00056254,0.089627,10,0.25&lt;/rankWeightCalc&gt;</text:p>
      <text:p text:style-name="Preformatted_20_Text"><text:s text:c="12"/>&lt;trendLine&gt;yellow,SOLID,WIDEDOT&lt;/trendLine&gt;</text:p>
      <text:p text:style-name="Preformatted_20_Text"><text:s text:c="8"/>&lt;/BWERhgt_km&gt;</text:p>
      <text:p text:style-name="Preformatted_20_Text"><text:s text:c="8"/>&lt;WDraft_kmh&gt;</text:p>
      <text:p text:style-name="Preformatted_20_Text"><text:s text:c="12"/>&lt;label&gt;WDraft\n(km/h)&lt;/label&gt;</text:p>
      <text:p text:style-name="Preformatted_20_Text"><text:s text:c="12"/>&lt;dataAlign&gt;end&lt;/dataAlign&gt;</text:p>
      <text:p text:style-name="Preformatted_20_Text"><text:s text:c="12"/>&lt;dataType&gt;float&lt;/dataType&gt;</text:p>
      <text:p text:style-name="Preformatted_20_Text"><text:s text:c="12"/>&lt;editable&gt;yes&lt;/editable&gt;</text:p>
      <text:p text:style-name="Preformatted_20_Text"><text:s text:c="12"/>&lt;rankWeightCalc&gt;0.000012935,-0.0028382,0.19928,1,0.25&lt;/rankWeightCalc&gt;</text:p>
      <text:p text:style-name="Preformatted_20_Text"><text:s text:c="12"/>&lt;trendLine&gt;white,SOLID,WIDEDOT&lt;/trendLine&gt;</text:p>
      <text:p text:style-name="Preformatted_20_Text"><text:s text:c="8"/>&lt;/WDraft_kmh&gt;</text:p>
      <text:p text:style-name="Preformatted_20_Text"><text:s text:c="8"/>&lt;VILDens&gt;</text:p>
      <text:p text:style-name="Preformatted_20_Text"><text:s text:c="12"/>&lt;label&gt;VIL\nDens&lt;/label&gt;</text:p>
      <text:p text:style-name="Preformatted_20_Text"><text:s text:c="12"/>&lt;dataAlign&gt;end&lt;/dataAlign&gt;</text:p>
      <text:p text:style-name="Preformatted_20_Text"><text:s text:c="12"/>&lt;dataType&gt;float&lt;/dataType&gt;</text:p>
      <text:p text:style-name="Preformatted_20_Text"><text:s text:c="12"/>&lt;editable&gt;yes&lt;/editable&gt;</text:p>
      <text:p text:style-name="Preformatted_20_Text"><text:s text:c="12"/>&lt;rankWeightCalc&gt;0.0000013262,-0.00063285,0.098483,10,0.25&lt;/rankWeightCalc&gt;</text:p>
      <text:p text:style-name="Preformatted_20_Text"><text:s text:c="12"/>&lt;trendLine&gt;red,SOLID,WIDEDOT&lt;/trendLine&gt;</text:p>
      <text:p text:style-name="Preformatted_20_Text"><text:s text:c="8"/>&lt;/VILDens&gt;</text:p>
      <text:p text:style-name="Preformatted_20_Text"><text:s text:c="8"/>&lt;MaxZ&gt;</text:p>
      <text:p text:style-name="Preformatted_20_Text"><text:s text:c="12"/>&lt;label&gt;MaxZ&lt;/label&gt;</text:p>
      <text:p text:style-name="Preformatted_20_Text"><text:s text:c="12"/>&lt;dataAlign&gt;end&lt;/dataAlign&gt;</text:p>
      <text:p text:style-name="Preformatted_20_Text"><text:s text:c="12"/>&lt;dataType&gt;float&lt;/dataType&gt;</text:p>
      <text:p text:style-name="Preformatted_20_Text"><text:s text:c="12"/>&lt;editable&gt;yes&lt;/editable&gt;</text:p>
      <text:p text:style-name="Preformatted_20_Text"><text:s text:c="12"/>&lt;rankWeightCalc&gt;-0.000011869,0.001536,0.011393,1,0.25&lt;/rankWeightCalc&gt;</text:p>
      <text:p text:style-name="Preformatted_20_Text"><text:s text:c="12"/>&lt;trendLine&gt;wheat,SOLID,WIDEDOT&lt;/trendLine&gt;</text:p>
      <text:p text:style-name="Preformatted_20_Text"><text:s text:c="8"/>&lt;/MaxZ&gt;</text:p>
      <text:p text:style-name="Preformatted_20_Text"><text:s text:c="8"/>&lt;ETop45_km&gt;</text:p>
      <text:p text:style-name="Preformatted_20_Text"><text:s text:c="12"/>&lt;label&gt;ETop\n45km&lt;/label&gt;</text:p>
      <text:p text:style-name="Preformatted_20_Text"><text:s text:c="12"/>&lt;dataAlign&gt;end&lt;/dataAlign&gt;</text:p>
      <text:p text:style-name="Preformatted_20_Text"><text:s text:c="12"/>&lt;dataType&gt;float&lt;/dataType&gt;</text:p>
      <text:p text:style-name="Preformatted_20_Text"><text:s text:c="12"/>&lt;editable&gt;yes&lt;/editable&gt;</text:p>
      <text:p text:style-name="Preformatted_20_Text"><text:s text:c="12"/>&lt;rankWeightCalc&gt;-0.0000016966,0.00045752,-0.0013906,10,0.25&lt;/rankWeightCalc&gt;</text:p>
      <text:p text:style-name="Preformatted_20_Text"><text:s text:c="12"/>&lt;trendLine&gt;pink,SOLID,WIDEDOT&lt;/trendLine&gt;</text:p>
      <text:p text:style-name="Preformatted_20_Text"><text:s text:c="8"/>&lt;/ETop45_km&gt;</text:p>
      <text:p text:style-name="Preformatted_20_Text"><text:s text:c="8"/>&lt;CoreVolume_km3&gt;</text:p>
      <text:p text:style-name="Preformatted_20_Text"><text:s text:c="12"/>&lt;label&gt;Core\nVol&lt;/label&gt;</text:p>
      <text:p text:style-name="Preformatted_20_Text"><text:s text:c="12"/>&lt;dataAlign&gt;end&lt;/dataAlign&gt;</text:p>
      <text:p text:style-name="Preformatted_20_Text"><text:s text:c="12"/>&lt;dataType&gt;float&lt;/dataType&gt;</text:p>
      <text:p text:style-name="Preformatted_20_Text"><text:s text:c="12"/>&lt;editable&gt;yes&lt;/editable&gt;</text:p>
      <text:p text:style-name="Preformatted_20_Text"><text:s text:c="8"/>&lt;/CoreVolume_km3&gt;</text:p>
      <text:p text:style-name="Preformatted_20_Text"><text:s text:c="8"/>&lt;ColderVolume_km3&gt;</text:p>
      <text:p text:style-name="Preformatted_20_Text"><text:s text:c="12"/>&lt;label&gt;Colder\nVol&lt;/label&gt;</text:p>
      <text:p text:style-name="Preformatted_20_Text"><text:s text:c="12"/>&lt;dataAlign&gt;end&lt;/dataAlign&gt;</text:p>
      <text:p text:style-name="Preformatted_20_Text"><text:s text:c="12"/>&lt;dataType&gt;float&lt;/dataType&gt;</text:p>
      <text:p text:style-name="Preformatted_20_Text"><text:s text:c="12"/>&lt;editable&gt;yes&lt;/editable&gt;</text:p>
      <text:p text:style-name="Preformatted_20_Text"><text:s text:c="8"/>&lt;/ColderVolume_km3&gt;</text:p>
      <text:p text:style-name="Preformatted_20_Text"><text:s text:c="8"/>&lt;LtgCount&gt;</text:p>
      <text:p text:style-name="Preformatted_20_Text"><text:s text:c="12"/>&lt;label&gt;Ltg\nCount&lt;/label&gt;</text:p>
      <text:p text:style-name="Preformatted_20_Text"><text:s text:c="12"/>&lt;dataAlign&gt;end&lt;/dataAlign&gt;</text:p>
      <text:p text:style-name="Preformatted_20_Text"><text:s text:c="12"/>&lt;dataType&gt;int&lt;/dataType&gt;</text:p>
      <text:p text:style-name="Preformatted_20_Text"><text:s text:c="12"/>&lt;editable&gt;yes&lt;/editable&gt;</text:p>
      <text:p text:style-name="Preformatted_20_Text"><text:s text:c="8"/>&lt;/LtgCount&gt;</text:p>
      <text:p text:style-name="Preformatted_20_Text"><text:soft-page-break/><text:s text:c="8"/>&lt;PosCGPct&gt;</text:p>
      <text:p text:style-name="Preformatted_20_Text"><text:s text:c="12"/>&lt;label&gt;+CG\n(%)&lt;/label&gt;</text:p>
      <text:p text:style-name="Preformatted_20_Text"><text:s text:c="12"/>&lt;dataAlign&gt;end&lt;/dataAlign&gt;</text:p>
      <text:p text:style-name="Preformatted_20_Text"><text:s text:c="12"/>&lt;dataType&gt;float&lt;/dataType&gt;</text:p>
      <text:p text:style-name="Preformatted_20_Text"><text:s text:c="12"/>&lt;editable&gt;yes&lt;/editable&gt;</text:p>
      <text:p text:style-name="Preformatted_20_Text"><text:s text:c="8"/>&lt;/PosCGPct&gt;</text:p>
      <text:p text:style-name="Preformatted_20_Text"><text:s text:c="8"/>&lt;MaxAmpPosCG&gt;</text:p>
      <text:p text:style-name="Preformatted_20_Text"><text:s text:c="12"/>&lt;label&gt;MaxAmp\nPos CG&lt;/label&gt;</text:p>
      <text:p text:style-name="Preformatted_20_Text"><text:s text:c="12"/>&lt;dataAlign&gt;end&lt;/dataAlign&gt;</text:p>
      <text:p text:style-name="Preformatted_20_Text"><text:s text:c="12"/>&lt;dataType&gt;float&lt;/dataType&gt;</text:p>
      <text:p text:style-name="Preformatted_20_Text"><text:s text:c="12"/>&lt;editable&gt;yes&lt;/editable&gt;</text:p>
      <text:p text:style-name="Preformatted_20_Text"><text:s text:c="8"/>&lt;/MaxAmpPosCG&gt;</text:p>
      <text:p text:style-name="Preformatted_20_Text"><text:s text:c="8"/>&lt;MaxAmpNegCG&gt;</text:p>
      <text:p text:style-name="Preformatted_20_Text"><text:s text:c="12"/>&lt;label&gt;MaxAmp\nNeg CG&lt;/label&gt;</text:p>
      <text:p text:style-name="Preformatted_20_Text"><text:s text:c="12"/>&lt;dataAlign&gt;end&lt;/dataAlign&gt;</text:p>
      <text:p text:style-name="Preformatted_20_Text"><text:s text:c="12"/>&lt;dataType&gt;abs&lt;/dataType&gt;</text:p>
      <text:p text:style-name="Preformatted_20_Text"><text:s text:c="12"/>&lt;editable&gt;yes&lt;/editable&gt;</text:p>
      <text:p text:style-name="Preformatted_20_Text"><text:s text:c="8"/>&lt;/MaxAmpNegCG&gt;</text:p>
      <text:p text:style-name="Preformatted_20_Text"><text:s text:c="8"/>&lt;FlashDens&gt;</text:p>
      <text:p text:style-name="Preformatted_20_Text"><text:s text:c="12"/>&lt;label&gt;Flash\nDens&lt;/label&gt;</text:p>
      <text:p text:style-name="Preformatted_20_Text"><text:s text:c="12"/>&lt;dataAlign&gt;end&lt;/dataAlign&gt;</text:p>
      <text:p text:style-name="Preformatted_20_Text"><text:s text:c="12"/>&lt;dataType&gt;float&lt;/dataType&gt;</text:p>
      <text:p text:style-name="Preformatted_20_Text"><text:s text:c="12"/>&lt;editable&gt;yes&lt;/editable&gt;</text:p>
      <text:p text:style-name="Preformatted_20_Text"><text:s text:c="8"/>&lt;/FlashDens&gt;</text:p>
      <text:p text:style-name="Preformatted_20_Text"><text:s text:c="8"/>&lt;FlashTend&gt;</text:p>
      <text:p text:style-name="Preformatted_20_Text"><text:s text:c="12"/>&lt;label&gt;Flash\nTend&lt;/label&gt;</text:p>
      <text:p text:style-name="Preformatted_20_Text"><text:s text:c="12"/>&lt;dataAlign&gt;end&lt;/dataAlign&gt;</text:p>
      <text:p text:style-name="Preformatted_20_Text"><text:s text:c="12"/>&lt;dataType&gt;float&lt;/dataType&gt;</text:p>
      <text:p text:style-name="Preformatted_20_Text"><text:s text:c="12"/>&lt;editable&gt;yes&lt;/editable&gt;</text:p>
      <text:p text:style-name="Preformatted_20_Text"><text:s text:c="8"/>&lt;/FlashTend&gt;</text:p>
      <text:p text:style-name="Preformatted_20_Text"><text:s text:c="4"/>&lt;/ELEMENTS&gt;</text:p>
      <text:p text:style-name="Preformatted_20_Text"><text:s text:c="4"/>&lt;VIEWS&gt;</text:p>
      <text:p text:style-name="Preformatted_20_Text"><text:s text:c="8"/>&lt;VIEW label="Reduced List"&gt;</text:p>
      <text:p text:style-name="Preformatted_20_Text"><text:s text:c="12"/>&lt;element&gt;sNumber&lt;/element&gt;</text:p>
      <text:p text:style-name="Preformatted_20_Text"><text:s text:c="12"/>&lt;element&gt;RankWeight&lt;/element&gt;</text:p>
      <text:p text:style-name="Preformatted_20_Text"><text:s text:c="12"/>&lt;element&gt;RankWeight10&lt;/element&gt;</text:p>
      <text:p text:style-name="Preformatted_20_Text"><text:s text:c="12"/>&lt;element&gt;RankWeight20&lt;/element&gt;</text:p>
      <text:p text:style-name="Preformatted_20_Text"><text:s text:c="12"/>&lt;element&gt;RankWeight30&lt;/element&gt;</text:p>
      <text:p text:style-name="Preformatted_20_Text"><text:s text:c="12"/>&lt;element&gt;Meso_alert&lt;/element&gt;</text:p>
      <text:p text:style-name="Preformatted_20_Text"><text:s text:c="12"/>&lt;element&gt;Hail_mm&lt;/element&gt;</text:p>
      <text:p text:style-name="Preformatted_20_Text"><text:s text:c="12"/>&lt;element&gt;BWERvol_km3&lt;/element&gt;</text:p>
      <text:p text:style-name="Preformatted_20_Text"><text:s text:c="12"/>&lt;element&gt;BWERhgt_km&lt;/element&gt;</text:p>
      <text:p text:style-name="Preformatted_20_Text"><text:s text:c="12"/>&lt;element&gt;WDraft_kmh&lt;/element&gt;</text:p>
      <text:p text:style-name="Preformatted_20_Text"><text:s text:c="12"/>&lt;element&gt;VilDens&lt;/element&gt;</text:p>
      <text:p text:style-name="Preformatted_20_Text"><text:s text:c="12"/>&lt;element&gt;MaxZ&lt;/element&gt;</text:p>
      <text:p text:style-name="Preformatted_20_Text"><text:s text:c="12"/>&lt;element&gt;ETop_45km&lt;/element&gt;</text:p>
      <text:p text:style-name="Preformatted_20_Text"><text:s text:c="8"/>&lt;/VIEW&gt;</text:p>
      <text:p text:style-name="Preformatted_20_Text"><text:s text:c="4"/>&lt;/VIEWS&gt;</text:p>
      <text:p text:style-name="Preformatted_20_Text"><text:s text:c="4"/>&lt;MONITOR program="tracker -t %Y%m%d%H%M -l %log"&gt;</text:p>
      <text:p text:style-name="Preformatted_20_Text"><text:s text:c="8"/>&lt;DIR keyword="track_monitor"&gt;</text:p>
      <text:p text:style-name="Preformatted_20_Text"><text:s text:c="12"/>&lt;FILE&gt;</text:p>
      <text:p text:style-name="Preformatted_20_Text"><text:s text:c="16"/>&lt;nameMask&gt;............_TRACKER_TRACK_CONVOL_&lt;/nameMask&gt;</text:p>
      <text:p text:style-name="Preformatted_20_Text"><text:s text:c="16"/>&lt;timeMask&gt;%Y%m%d%H%M_TRACKER_TRACK_CONVOL_&lt;/timeMask&gt;</text:p>
      <text:p text:style-name="Preformatted_20_Text"><text:s text:c="12"/>&lt;/FILE&gt;</text:p>
      <text:p text:style-name="Preformatted_20_Text"><text:s text:c="12"/>&lt;FILE&gt;</text:p>
      <text:p text:style-name="Preformatted_20_Text"><text:s text:c="16"/>&lt;nameMask&gt;............_MULTIRADARMERGE_MERGE_CONVOL_&lt;/nameMask&gt;</text:p>
      <text:p text:style-name="Preformatted_20_Text"><text:s text:c="16"/>&lt;timeMask&gt;%Y%m%d%H%M_MULTIRADARMERGE_MERGE_CONVOL_&lt;/timeMask&gt;</text:p>
      <text:p text:style-name="Preformatted_20_Text"><text:s text:c="12"/>&lt;/FILE&gt;</text:p>
      <text:p text:style-name="Preformatted_20_Text"><text:soft-page-break/><text:s text:c="8"/>&lt;/DIR&gt;</text:p>
      <text:p text:style-name="Preformatted_20_Text"><text:s text:c="8"/>&lt;DIR keyword="scit_monitor"&gt;</text:p>
      <text:p text:style-name="Preformatted_20_Text"><text:s text:c="12"/>&lt;FILE&gt;</text:p>
      <text:p text:style-name="Preformatted_20_Text"><text:s text:c="16"/>&lt;nameMask&gt;............_SCIT_VIEW_CONV_&lt;/nameMask&gt;</text:p>
      <text:p text:style-name="Preformatted_20_Text"><text:s text:c="16"/>&lt;timeMask&gt;%Y%m%d%H%M_SCIT_VIEW_CONV_&lt;/timeMask&gt;</text:p>
      <text:p text:style-name="Preformatted_20_Text"><text:s text:c="12"/>&lt;/FILE&gt;</text:p>
      <text:p text:style-name="Preformatted_20_Text"><text:s text:c="8"/>&lt;/DIR&gt;</text:p>
      <text:p text:style-name="Preformatted_20_Text"><text:s text:c="4"/>&lt;/MONITOR&gt;</text:p>
      <text:p text:style-name="Preformatted_20_Text">&lt;/STATCONFIG&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Liberation Serif1"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17T16:01:24</dc:date>
    <dc:creator>bob </dc:creator>
    <meta:generator>LibreOffice/3.5$Linux_X86_64 LibreOffice_project/350m1$Build-2</meta:generator>
    <meta:editing-duration>PT1H23M14S</meta:editing-duration>
    <meta:editing-cycles>10</meta:editing-cycles>
    <meta:document-statistic meta:table-count="1" meta:image-count="0" meta:object-count="0" meta:page-count="15" meta:paragraph-count="571" meta:word-count="3200" meta:character-count="31513" meta:non-whitespace-character-count="24991"/>
  </office:meta>
</office:document-meta>
</file>